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margin-top="0cm" fo:margin-bottom="0cm" style:contextual-spacing="false" fo:text-align="center" style:justify-single-word="false"/>
      <style:text-properties officeooo:paragraph-rsid="00d5ab8f"/>
    </style:style>
    <style:style style:name="P3" style:family="paragraph" style:parent-style-name="_5f_Paragraphe">
      <style:paragraph-properties fo:text-align="center" style:justify-single-word="false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N_20_page_20_paire_20__28_G_29_">
      <style:text-properties officeooo:rsid="00f84d06" officeooo:paragraph-rsid="00f84d06"/>
    </style:style>
    <style:style style:name="P7" style:family="paragraph" style:parent-style-name="_5f_Header_20_D_20_page_20_impaire_20__28_D_29_">
      <style:text-properties officeooo:rsid="00fe4814" officeooo:paragraph-rsid="00fe4814"/>
    </style:style>
    <style:style style:name="P8" style:family="paragraph" style:parent-style-name="_5f_Header_20_D_20_page_20_impaire_20__28_D_29_">
      <style:text-properties officeooo:rsid="0101821f" officeooo:paragraph-rsid="0101821f"/>
    </style:style>
    <style:style style:name="P9" style:family="paragraph" style:parent-style-name="_5f_Header_20_M_20_page_20_impaire_20__28_D_29_">
      <style:text-properties officeooo:rsid="0101a5c8" officeooo:paragraph-rsid="0101a5c8"/>
    </style:style>
    <style:style style:name="P10" style:family="paragraph" style:parent-style-name="_5f_Header_20_M_20_page_20_impaire_20__28_D_29_">
      <style:text-properties officeooo:rsid="01035d0f" officeooo:paragraph-rsid="01035d0f"/>
    </style:style>
    <style:style style:name="P11" style:family="paragraph" style:parent-style-name="_5f_Header_20_P_20_page_20_paire_20__28_G_29_">
      <style:text-properties officeooo:rsid="0107aa33" officeooo:paragraph-rsid="0107aa33"/>
    </style:style>
    <style:style style:name="P12" style:family="paragraph" style:parent-style-name="_5f_Header_20_P_20_page_20_paire_20__28_G_29_">
      <style:text-properties officeooo:rsid="0106b7af" officeooo:paragraph-rsid="0106b7af"/>
    </style:style>
    <style:style style:name="P1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5" style:family="paragraph" style:parent-style-name="Text_20_body">
      <style:paragraph-properties fo:text-align="center" style:justify-single-word="false"/>
      <style:text-properties style:use-window-font-color="true" loext:opacity="0%" style:font-name="Bitstream Vera Sans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use-window-font-color="true" loext:opacity="0%" style:font-name="Bitstream Vera Sans1" fo:font-size="10pt" fo:font-weight="normal" officeooo:rsid="00d7909f" officeooo:paragraph-rsid="00d7909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.379cm"/>
        </style:tab-stops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10pt" fo:language="fr" fo:country="FR" fo:font-style="normal" fo:text-shadow="none" style:text-underline-style="none" fo:font-weight="normal" fo:background-color="transparent" style:font-name-asian="OpenSymbol1" style:font-size-asian="10pt" style:language-asian="fr" style:country-asian="FR" style:font-style-asian="normal" style:font-weight-asian="normal" style:font-name-complex="OpenSymbol1" style:font-size-complex="10pt" style:font-style-complex="normal" style:font-weight-complex="normal" style:text-emphasize="none" style:font-relief="none"/>
    </style:style>
    <style:style style:name="P18" style:family="paragraph" style:parent-style-name="_5f_Paragraphe">
      <style:paragraph-properties fo:margin-top="0cm" fo:margin-bottom="0cm" style:contextual-spacing="false"/>
      <style:text-properties officeooo:paragraph-rsid="00d5ab8f"/>
    </style:style>
    <style:style style:name="P19" style:family="paragraph" style:parent-style-name="_5f_Paragraphe">
      <style:text-properties officeooo:paragraph-rsid="00d35329"/>
    </style:style>
    <style:style style:name="P20" style:family="paragraph" style:parent-style-name="_5f_Paragraphe">
      <style:text-properties officeooo:paragraph-rsid="00d1d47b"/>
    </style:style>
    <style:style style:name="P21" style:family="paragraph" style:parent-style-name="_5f_Paragraphe">
      <style:text-properties officeooo:paragraph-rsid="00bfa784"/>
    </style:style>
    <style:style style:name="P22" style:family="paragraph" style:parent-style-name="_5f_Paragraphe">
      <style:text-properties officeooo:paragraph-rsid="00c039a9"/>
    </style:style>
    <style:style style:name="P23" style:family="paragraph" style:parent-style-name="_5f_Paragraphe">
      <loext:graphic-properties draw:fill-hatch-name="hatch"/>
      <style:paragraph-properties fo:margin-top="0.101cm" fo:margin-bottom="0.101cm" style:contextual-spacing="false" fo:line-height="100%"/>
      <style:text-properties officeooo:paragraph-rsid="00e43c0e"/>
    </style:style>
    <style:style style:name="P24" style:family="paragraph" style:parent-style-name="_5f_Paragraphe_5f_Réponse_5f_Pointillés_5f_Grisés">
      <style:paragraph-properties fo:margin-top="0.101cm" fo:margin-bottom="0.101cm" style:contextual-spacing="false" fo:line-height="100%"/>
      <style:text-properties officeooo:paragraph-rsid="00e43c0e"/>
    </style:style>
    <style:style style:name="P25" style:family="paragraph" style:parent-style-name="_5f_Paragraphe_5f_Réponse_5f_Pointillés_5f_Grisés">
      <style:paragraph-properties fo:line-height="100%"/>
      <style:text-properties officeooo:paragraph-rsid="00e43c0e"/>
    </style:style>
    <style:style style:name="P26" style:family="paragraph" style:parent-style-name="_5f_Paragraphe">
      <style:text-properties officeooo:paragraph-rsid="00e43c0e"/>
    </style:style>
    <style:style style:name="P27" style:family="paragraph" style:parent-style-name="_5f_Paragraphe">
      <style:paragraph-properties fo:margin-top="0.201cm" fo:margin-bottom="0.201cm" style:contextual-spacing="false"/>
      <style:text-properties officeooo:paragraph-rsid="00e43c0e"/>
    </style:style>
    <style:style style:name="P28" style:family="paragraph" style:parent-style-name="_5f_Paragraphe_5f_Réponse_5f_Pointillés_5f_Grisés">
      <style:text-properties officeooo:paragraph-rsid="00e43c0e"/>
    </style:style>
    <style:style style:name="P29" style:family="paragraph" style:parent-style-name="_5f_Paragraphe">
      <style:paragraph-properties fo:margin-top="0.101cm" fo:margin-bottom="0cm" style:contextual-spacing="false"/>
      <style:text-properties officeooo:paragraph-rsid="00e43c0e"/>
    </style:style>
    <style:style style:name="P30" style:family="paragraph" style:parent-style-name="_5f_Paragraphe_5f_Réponse_5f_Elève">
      <style:text-properties officeooo:paragraph-rsid="00e409df"/>
    </style:style>
    <style:style style:name="P31" style:family="paragraph" style:parent-style-name="_5f_Paragraphe">
      <style:paragraph-properties fo:margin-top="0cm" fo:margin-bottom="0.3cm" style:contextual-spacing="false" fo:line-height="115%"/>
      <style:text-properties officeooo:paragraph-rsid="00e43c0e"/>
    </style:style>
    <style:style style:name="P32" style:family="paragraph" style:parent-style-name="_5f_Paragraphe_5f_Réponse_5f_Pointillés_5f_Grisés">
      <style:text-properties officeooo:paragraph-rsid="00e606f9"/>
    </style:style>
    <style:style style:name="P33" style:family="paragraph" style:parent-style-name="_5f_Footer_20_page_20_impaire_20__28_D_29_"/>
    <style:style style:name="P34" style:family="paragraph" style:parent-style-name="_5f_Footer_20_page_20_impaire_20__28_D_29_">
      <style:text-properties officeooo:paragraph-rsid="01316a8b"/>
    </style:style>
    <style:style style:name="P3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3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7" style:family="paragraph" style:parent-style-name="_5f_Footer_20_page_20_paire_20__28_G_29_"/>
    <style:style style:name="P38" style:family="paragraph" style:parent-style-name="_5f_Footer_20_page_20_paire_20__28_G_29_">
      <style:text-properties officeooo:paragraph-rsid="01316a8b"/>
    </style:style>
    <style:style style:name="P39" style:family="paragraph" style:parent-style-name="_5f_Footer_20_page_20_paire_20__28_G_29_">
      <style:text-properties officeooo:paragraph-rsid="01336347"/>
    </style:style>
    <style:style style:name="P40" style:family="paragraph" style:parent-style-name="_5f_Footer_20_page_20_paire_20__28_G_29_">
      <style:text-properties officeooo:paragraph-rsid="0135ac9e"/>
    </style:style>
    <style:style style:name="P41" style:family="paragraph" style:parent-style-name="_5f_Footer_20_page_20_paire_20__28_G_29_">
      <style:text-properties officeooo:paragraph-rsid="01397109"/>
    </style:style>
    <style:style style:name="P42" style:family="paragraph" style:parent-style-name="_5f_Footer_20_page_20_paire_20__28_G_29_">
      <style:text-properties officeooo:paragraph-rsid="013b50d8"/>
    </style:style>
    <style:style style:name="P43" style:family="paragraph" style:parent-style-name="_5f_Footer_20_page_20_paire_20__28_G_29_">
      <style:text-properties officeooo:paragraph-rsid="013c280e"/>
    </style:style>
    <style:style style:name="P44" style:family="paragraph" style:parent-style-name="_5f_Footer_20_page_20_paire_20__28_G_29_">
      <style:text-properties officeooo:paragraph-rsid="0142af40"/>
    </style:style>
    <style:style style:name="P4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4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50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5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52" style:family="paragraph" style:parent-style-name="_5f_Header_20_D_20_page_20_paire_20__28_G_29_">
      <style:text-properties officeooo:paragraph-rsid="00fe4814"/>
    </style:style>
    <style:style style:name="P53" style:family="paragraph" style:parent-style-name="_5f_Header_20_D_20_page_20_paire_20__28_G_29_">
      <style:text-properties officeooo:rsid="0101821f" officeooo:paragraph-rsid="0101821f"/>
    </style:style>
    <style:style style:name="P54" style:family="paragraph" style:parent-style-name="_5f_Header_20_G_20_page_20_paire_20__28_G_29_">
      <style:text-properties officeooo:rsid="00ff3616" officeooo:paragraph-rsid="00ff3616"/>
    </style:style>
    <style:style style:name="P5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56" style:family="paragraph" style:parent-style-name="_5f_Header_20_M_20_page_20_impaire_20__28_D_29_">
      <style:text-properties officeooo:rsid="01035d0f" officeooo:paragraph-rsid="01035d0f"/>
    </style:style>
    <style:style style:name="P57" style:family="paragraph" style:parent-style-name="_5f_Header_20_M_20_page_20_paire_20__28_G_29_">
      <style:text-properties officeooo:rsid="0101a5c8" officeooo:paragraph-rsid="0101a5c8"/>
    </style:style>
    <style:style style:name="P58" style:family="paragraph" style:parent-style-name="_5f_Header_20_N_20_page_20_impaire_20__28_D_29_">
      <style:text-properties officeooo:rsid="010462d7" officeooo:paragraph-rsid="010462d7"/>
    </style:style>
    <style:style style:name="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60" style:family="paragraph" style:parent-style-name="_5f_Header_20_P_20_page_20_paire_20__28_G_29_">
      <style:text-properties officeooo:rsid="0107aa33" officeooo:paragraph-rsid="0107aa33"/>
    </style:style>
    <style:style style:name="P6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6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63" style:family="paragraph" style:parent-style-name="_5f_Paragraphe" style:master-page-name="SERIE_5f_NUMERIQUE_5f_CLR_5f_d7e12c_5f_2COL">
      <style:paragraph-properties style:page-number="auto"/>
    </style:style>
    <style:style style:name="P64" style:family="paragraph" style:parent-style-name="_5f_Paragraphe" style:list-style-name="_5f_Numérotation_20_des_20_exercices">
      <style:text-properties officeooo:paragraph-rsid="00e43c0e"/>
    </style:style>
    <style:style style:name="P65" style:family="paragraph" style:parent-style-name="_5f_Paragraphe">
      <style:paragraph-properties fo:margin-top="0.101cm" fo:margin-bottom="0cm" style:contextual-spacing="false"/>
      <style:text-properties officeooo:paragraph-rsid="00e76686"/>
    </style:style>
    <style:style style:name="P66" style:family="paragraph" style:parent-style-name="_5f_Paragraphe">
      <style:text-properties officeooo:paragraph-rsid="00e76686"/>
    </style:style>
    <style:style style:name="P67" style:family="paragraph" style:parent-style-name="_5f_Paragraphe_5f_Réponse_5f_Elève" style:list-style-name="_5f_Numérotation_20_des_20_exercices">
      <style:text-properties officeooo:paragraph-rsid="00e409df"/>
    </style:style>
    <style:style style:name="P68" style:family="paragraph" style:parent-style-name="_5f_Paragraphe_5f_Réponse_5f_Elève" style:list-style-name="_5f_Numérotation_20_des_20_exercices">
      <style:text-properties officeooo:paragraph-rsid="00e43c0e"/>
    </style:style>
    <style:style style:name="P69" style:family="paragraph" style:parent-style-name="_5f_Paragraphe_5f_Réponse_5f_Elève" style:list-style-name="_5f_Numérotation_20_des_20_exercices">
      <loext:graphic-properties draw:fill-gradient-name="gradient" draw:fill-hatch-name="hatch"/>
      <style:paragraph-properties style:line-height-at-least="0.7cm"/>
      <style:text-properties officeooo:paragraph-rsid="00e43c0e"/>
    </style:style>
    <style:style style:name="P70" style:family="paragraph" style:parent-style-name="_5f_Paragraphe_5f_Réponse_5f_Elève_5f_Fractions" style:list-style-name="_5f_Numérotation_20_des_20_exercices">
      <style:text-properties officeooo:paragraph-rsid="00e43c0e"/>
    </style:style>
    <style:style style:name="P71" style:family="paragraph" style:parent-style-name="_5f_Paragraphe_5f_Réponse_5f_Elève_5f_Fractions" style:list-style-name="_5f_Numérotation_20_des_20_exercices">
      <style:paragraph-properties fo:margin-top="0cm" fo:margin-bottom="0.101cm" style:contextual-spacing="false"/>
      <style:text-properties officeooo:paragraph-rsid="00e43c0e"/>
    </style:style>
    <style:style style:name="P72" style:family="paragraph" style:parent-style-name="_5f_Paragraphe_5f_Réponse_5f_Elève_5f_Fractions" style:list-style-name="_5f_Numérotation_20_des_20_exercices">
      <style:paragraph-properties fo:margin-top="0.101cm" fo:margin-bottom="0cm" style:contextual-spacing="false"/>
      <style:text-properties officeooo:paragraph-rsid="00e43c0e"/>
    </style:style>
    <style:style style:name="P73" style:family="paragraph" style:parent-style-name="_5f_Paragraphe_5f_Réponse_5f_Elève_5f_numéroté" style:list-style-name="_5f_Numérotation_20_des_20_exercices">
      <style:text-properties officeooo:paragraph-rsid="00e43c0e"/>
    </style:style>
    <style:style style:name="P74" style:family="paragraph" style:parent-style-name="_5f_Paragraphe_5f_avec_5f_Num_5f_Question" style:list-style-name="_5f_Numérotation_20_des_20_exercices"/>
    <style:style style:name="P75" style:family="paragraph" style:parent-style-name="_5f_Paragraphe_5f_avec_5f_Num_5f_Question" style:list-style-name="_5f_Numérotation_20_des_20_exercices">
      <style:text-properties officeooo:paragraph-rsid="00e409df"/>
    </style:style>
    <style:style style:name="P76" style:family="paragraph" style:parent-style-name="_5f_Paragraphe_5f_avec_5f_Num_5f_Question" style:list-style-name="_5f_Numérotation_20_des_20_exercices">
      <style:text-properties officeooo:paragraph-rsid="00e43c0e"/>
    </style:style>
    <style:style style:name="P77" style:family="paragraph" style:parent-style-name="_5f_Paragraphe_5f_avec_5f_Num_5f_Question" style:list-style-name="_5f_Numérotation_20_des_20_exercices">
      <style:paragraph-properties fo:margin-top="0cm" fo:margin-bottom="0cm" style:contextual-spacing="false"/>
      <style:text-properties officeooo:paragraph-rsid="00e43c0e"/>
    </style:style>
    <style:style style:name="P78" style:family="paragraph" style:parent-style-name="_5f_Paragraphe_5f_avec_5f_Num_5f_Question" style:list-style-name="_5f_Numérotation_20_des_20_exercices">
      <style:paragraph-properties fo:margin-top="0.101cm" fo:margin-bottom="0.101cm" style:contextual-spacing="false"/>
      <style:text-properties officeooo:paragraph-rsid="00e43c0e"/>
    </style:style>
    <style:style style:name="P79" style:family="paragraph" style:parent-style-name="_5f_Paragraphe_5f_avec_5f_Num_5f_Question" style:list-style-name="_5f_Numérotation_20_des_20_exercices">
      <style:paragraph-properties fo:margin-top="0.199cm" fo:margin-bottom="0.199cm" style:contextual-spacing="false"/>
      <style:text-properties officeooo:paragraph-rsid="00e43c0e"/>
    </style:style>
    <style:style style:name="P80" style:family="paragraph" style:parent-style-name="_5f_Paragraphe_5f_avec_5f_Num_5f_Question" style:list-style-name="_5f_Numérotation_20_des_20_exercices">
      <style:paragraph-properties fo:margin-top="0.099cm" fo:margin-bottom="0.099cm" style:contextual-spacing="false"/>
      <style:text-properties officeooo:paragraph-rsid="00e43c0e"/>
    </style:style>
    <style:style style:name="P81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82" style:family="paragraph" style:parent-style-name="_5f_Titre_5f_Exercices_5f_sans_5f_Titre" style:list-style-name="_5f_Numérotation_20_des_20_exercices"/>
    <style:style style:name="P83" style:family="paragraph" style:parent-style-name="_5f_Titre_5f_Exercices_5f_sans_5f_Titre" style:list-style-name="_5f_Numérotation_20_des_20_exercices">
      <loext:graphic-properties draw:fill-gradient-name="gradient" draw:fill-hatch-name="hatch"/>
      <style:paragraph-properties fo:margin-top="0.199cm" fo:margin-bottom="0.101cm" style:contextual-spacing="false"/>
    </style:style>
    <style:style style:name="P84" style:family="paragraph" style:parent-style-name="_5f_Titre_5f_Exercices_5f_sans_5f_Titre" style:list-style-name="_5f_Numérotation_20_des_20_exercices">
      <style:text-properties officeooo:paragraph-rsid="00dcce74"/>
    </style:style>
    <style:style style:name="P85" style:family="paragraph" style:parent-style-name="_5f_Titre_5f_Exercices_5f_sans_5f_Titre" style:list-style-name="_5f_Numérotation_20_des_20_exercices">
      <style:text-properties officeooo:paragraph-rsid="00c6fbc8"/>
    </style:style>
    <style:style style:name="P86" style:family="paragraph">
      <style:paragraph-properties fo:text-align="center"/>
    </style:style>
    <style:style style:name="P87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88" style:family="paragraph">
      <loext:graphic-properties draw:fill="solid" draw:fill-color="#d62e4e"/>
    </style:style>
    <style:style style:name="P89" style:family="paragraph">
      <loext:graphic-properties draw:fill="solid" draw:fill-color="#7fb241"/>
    </style:style>
    <style:style style:name="P90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91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92" style:family="paragraph">
      <loext:graphic-properties draw:fill="solid" draw:fill-color="#9d0f89"/>
    </style:style>
    <style:style style:name="P93" style:family="paragraph">
      <loext:graphic-properties draw:fill="solid" draw:fill-color="#1ca2b8"/>
    </style:style>
    <style:style style:name="P94" style:family="paragraph">
      <loext:graphic-properties draw:fill="solid" draw:fill-color="#d7e12c"/>
    </style:style>
    <style:style style:name="P95" style:family="paragraph">
      <loext:graphic-properties draw:fill="solid" draw:fill-color="#f99e06"/>
    </style:style>
    <style:style style:name="P9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fo:language="zxx" fo:country="none" officeooo:rsid="00d35329" style:language-asian="zxx" style:country-asian="none"/>
    </style:style>
    <style:style style:name="T11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12" style:family="text">
      <style:text-properties fo:language="zxx" fo:country="none" fo:font-weight="normal" officeooo:rsid="00d35329" style:language-asian="zxx" style:country-asian="none" style:font-weight-asian="normal" style:font-weight-complex="normal"/>
    </style:style>
    <style:style style:name="T13" style:family="text">
      <style:text-properties fo:language="zxx" fo:country="none" style:text-underline-style="solid" style:text-underline-width="bold" style:text-underline-color="#ff0000" style:language-asian="zxx" style:country-asian="none"/>
    </style:style>
    <style:style style:name="T14" style:family="text">
      <style:text-properties fo:language="zxx" fo:country="none" style:text-underline-style="solid" style:text-underline-width="bold" style:text-underline-color="#ff0000" officeooo:rsid="00d35329" style:language-asian="zxx" style:country-asian="none"/>
    </style:style>
    <style:style style:name="T15" style:family="text">
      <style:text-properties fo:language="zxx" fo:country="none" style:text-underline-style="solid" style:text-underline-width="auto" style:text-underline-color="font-color" fo:background-color="#ffff00" loext:char-shading-value="0" style:font-size-asian="10pt" style:language-asian="zxx" style:country-asian="none" style:font-size-complex="10pt"/>
    </style:style>
    <style:style style:name="T16" style:family="text">
      <style:text-properties fo:language="zxx" fo:country="none" style:text-underline-style="none" fo:background-color="#ffff00" loext:char-shading-value="0" style:font-size-asian="10pt" style:language-asian="zxx" style:country-asian="none" style:font-size-complex="10pt"/>
    </style:style>
    <style:style style:name="T17" style:family="text">
      <style:text-properties fo:language="fr" fo:country="FR" style:language-asian="fr" style:country-asian="F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c26844" style:font-weight-asian="normal" style:font-weight-complex="normal"/>
    </style:style>
    <style:style style:name="T20" style:family="text">
      <style:text-properties fo:font-weight="normal" officeooo:rsid="00c408f6" style:font-weight-asian="normal" style:font-weight-complex="normal"/>
    </style:style>
    <style:style style:name="T21" style:family="text">
      <style:text-properties fo:font-weight="normal" officeooo:rsid="00daed10" style:font-weight-asian="normal" style:font-weight-complex="normal"/>
    </style:style>
    <style:style style:name="T22" style:family="text">
      <style:text-properties fo:font-weight="normal" officeooo:rsid="00c66000" style:font-weight-asian="normal" style:font-weight-complex="normal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style:font-name="Times New Roman" fo:font-size="13pt" fo:font-style="italic" officeooo:rsid="00bf5251" style:font-size-asian="13pt" style:font-style-asian="italic" style:font-size-complex="13pt" style:font-style-complex="italic"/>
    </style:style>
    <style:style style:name="T25" style:family="text">
      <style:text-properties officeooo:rsid="00bf5251" style:font-size-asian="13pt" style:font-style-asian="italic" style:font-size-complex="13pt" style:font-style-complex="italic"/>
    </style:style>
    <style:style style:name="T26" style:family="text">
      <style:text-properties officeooo:rsid="00bfa784"/>
    </style:style>
    <style:style style:name="T27" style:family="text">
      <style:text-properties style:text-underline-style="solid" style:text-underline-width="bold" style:text-underline-color="#ff0000"/>
    </style:style>
    <style:style style:name="T28" style:family="text">
      <style:text-properties officeooo:rsid="00c582ee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officeooo:rsid="00c66000" style:font-size-asian="10pt" style:font-size-complex="10pt"/>
    </style:style>
    <style:style style:name="T31" style:family="text">
      <style:text-properties fo:font-size="10pt" officeooo:rsid="00bfa784" style:font-size-asian="10pt" style:font-size-complex="10pt"/>
    </style:style>
    <style:style style:name="T32" style:family="text">
      <style:text-properties fo:font-size="10pt" officeooo:rsid="00bbf18b" style:font-size-asian="10pt" style:font-size-complex="10pt"/>
    </style:style>
    <style:style style:name="T33" style:family="text">
      <style:text-properties fo:font-size="10pt" officeooo:rsid="00d7f6fa" style:font-size-asian="10pt" style:font-size-complex="10pt"/>
    </style:style>
    <style:style style:name="T34" style:family="text">
      <style:text-properties fo:font-size="10pt" officeooo:rsid="00dcce74" style:font-size-asian="10pt" style:font-size-complex="10pt"/>
    </style:style>
    <style:style style:name="T35" style:family="text">
      <style:text-properties fo:font-size="10pt" officeooo:rsid="00e76686" style:font-size-asian="10pt" style:font-size-complex="10pt"/>
    </style:style>
    <style:style style:name="T36" style:family="text">
      <style:text-properties fo:font-size="10pt" fo:font-weight="normal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0d5cf84" style:font-size-asian="10pt" style:font-weight-asian="normal" style:font-size-complex="10pt" style:font-weight-complex="normal"/>
    </style:style>
    <style:style style:name="T38" style:family="text">
      <style:text-properties fo:font-size="10pt" fo:background-color="#ffff00" loext:char-shading-value="0" style:font-size-asian="10pt" style:font-size-complex="10pt"/>
    </style:style>
    <style:style style:name="T39" style:family="text">
      <style:text-properties fo:font-size="10pt" officeooo:rsid="00bbf18b" fo:background-color="#ffff00" loext:char-shading-value="0" style:font-size-asian="10pt" style:font-size-complex="10pt"/>
    </style:style>
    <style:style style:name="T40" style:family="text">
      <style:text-properties fo:font-size="10pt" officeooo:rsid="00d7f6fa" fo:background-color="#ffff00" loext:char-shading-value="0" style:font-size-asian="10pt" style:font-size-complex="10pt"/>
    </style:style>
    <style:style style:name="T41" style:family="text">
      <style:text-properties fo:font-size="10pt" officeooo:rsid="00d47151" fo:background-color="#ffff00" loext:char-shading-value="0" style:font-size-asian="10pt" style:font-size-complex="10pt"/>
    </style:style>
    <style:style style:name="T42" style:family="text">
      <style:text-properties fo:font-size="10pt" officeooo:rsid="00c66000" fo:background-color="#ffff00" loext:char-shading-value="0" style:font-size-asian="10pt" style:font-size-complex="10pt"/>
    </style:style>
    <style:style style:name="T43" style:family="text">
      <style:text-properties fo:font-size="10pt" officeooo:rsid="00d768fb" fo:background-color="#ffff00" loext:char-shading-value="0" style:font-size-asian="10pt" style:font-size-complex="10pt"/>
    </style:style>
    <style:style style:name="T44" style:family="text">
      <style:text-properties fo:font-size="10pt" fo:language="fr" fo:country="FR" fo:background-color="#ffff00" loext:char-shading-value="0" style:font-size-asian="10pt" style:language-asian="fr" style:country-asian="FR" style:font-size-complex="10pt"/>
    </style:style>
    <style:style style:name="T45" style:family="text">
      <style:text-properties fo:font-size="10pt" fo:language="fr" fo:country="FR" style:font-size-asian="10pt" style:language-asian="fr" style:country-asian="FR" style:font-size-complex="10pt"/>
    </style:style>
    <style:style style:name="T46" style:family="text">
      <style:text-properties fo:font-size="10pt" fo:background-color="transparent" loext:char-shading-value="0" style:font-size-asian="10pt" style:font-size-complex="10pt"/>
    </style:style>
    <style:style style:name="T47" style:family="text">
      <style:text-properties fo:font-size="10pt" officeooo:rsid="00c66000" fo:background-color="transparent" loext:char-shading-value="0" style:font-size-asian="10pt" style:font-size-complex="10pt"/>
    </style:style>
    <style:style style:name="T48" style:family="text">
      <style:text-properties fo:font-size="10pt" fo:language="zxx" fo:country="none" style:font-size-asian="10pt" style:language-asian="zxx" style:country-asian="none" style:font-size-complex="10pt"/>
    </style:style>
    <style:style style:name="T49" style:family="text">
      <style:text-properties fo:font-size="10pt" fo:language="zxx" fo:country="none" officeooo:rsid="00e76686" style:font-size-asian="10pt" style:language-asian="zxx" style:country-asian="none" style:font-size-complex="10pt"/>
    </style:style>
    <style:style style:name="T50" style:family="text">
      <style:text-properties fo:font-size="10pt" fo:language="zxx" fo:country="none" style:text-underline-style="solid" style:text-underline-width="auto" style:text-underline-color="font-color" style:font-size-asian="10pt" style:language-asian="zxx" style:country-asian="none" style:font-size-complex="10pt"/>
    </style:style>
    <style:style style:name="T51" style:family="text">
      <style:text-properties fo:font-size="10pt" fo:language="zxx" fo:country="none" fo:background-color="#ffff00" loext:char-shading-value="0" style:font-size-asian="10pt" style:language-asian="zxx" style:country-asian="none" style:font-size-complex="10pt"/>
    </style:style>
    <style:style style:name="T52" style:family="text">
      <style:text-properties fo:font-size="10pt" fo:language="zxx" fo:country="none" style:text-underline-style="none" style:font-size-asian="10pt" style:language-asian="zxx" style:country-asian="none" style:font-size-complex="10pt"/>
    </style:style>
    <style:style style:name="T53" style:family="text">
      <style:text-properties fo:font-size="10pt" fo:letter-spacing="-0.046cm" officeooo:rsid="00bbf18b" fo:background-color="#ffff00" loext:char-shading-value="0" style:font-size-asian="10pt" style:font-size-complex="10pt"/>
    </style:style>
    <style:style style:name="T54" style:family="text">
      <style:text-properties fo:font-size="10pt" fo:letter-spacing="-0.046cm" style:font-size-asian="10pt" style:font-size-complex="10pt"/>
    </style:style>
    <style:style style:name="T55" style:family="text">
      <style:text-properties fo:font-size="10pt" fo:letter-spacing="-0.046cm" officeooo:rsid="00bbf18b" style:font-size-asian="10pt" style:font-size-complex="10pt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officeooo:rsid="00daed10"/>
    </style:style>
    <style:style style:name="T58" style:family="text">
      <style:text-properties style:font-size-asian="10pt" style:font-size-complex="10pt"/>
    </style:style>
    <style:style style:name="T59" style:family="text">
      <style:text-properties fo:background-color="#ffff00" loext:char-shading-value="0"/>
    </style:style>
    <style:style style:name="T60" style:family="text">
      <style:text-properties officeooo:rsid="00c85cc8" fo:background-color="#ffff00" loext:char-shading-value="0"/>
    </style:style>
    <style:style style:name="T61" style:family="text">
      <style:text-properties officeooo:rsid="00c9df12" fo:background-color="#ffff00" loext:char-shading-value="0"/>
    </style:style>
    <style:style style:name="T62" style:family="text">
      <style:text-properties officeooo:rsid="00e409df" fo:background-color="#ffff00" loext:char-shading-value="0"/>
    </style:style>
    <style:style style:name="T63" style:family="text">
      <style:text-properties officeooo:rsid="00caedd4" fo:background-color="#ffff00" loext:char-shading-value="0"/>
    </style:style>
    <style:style style:name="T64" style:family="text">
      <style:text-properties officeooo:rsid="00d7909f" fo:background-color="#ffff00" loext:char-shading-value="0"/>
    </style:style>
    <style:style style:name="T65" style:family="text">
      <style:text-properties officeooo:rsid="00d768fb" fo:background-color="#ffff00" loext:char-shading-value="0"/>
    </style:style>
    <style:style style:name="T66" style:family="text">
      <style:text-properties style:use-window-font-color="true" loext:opacity="0%" fo:background-color="#ffff00" loext:char-shading-value="0"/>
    </style:style>
    <style:style style:name="T67" style:family="text">
      <style:text-properties style:use-window-font-color="true" loext:opacity="0%" officeooo:rsid="00c9df12" fo:background-color="#ffff00" loext:char-shading-value="0"/>
    </style:style>
    <style:style style:name="T68" style:family="text">
      <style:text-properties style:use-window-font-color="true" loext:opacity="0%" officeooo:rsid="00cf6410" fo:background-color="#ffff00" loext:char-shading-value="0"/>
    </style:style>
    <style:style style:name="T69" style:family="text">
      <style:text-properties style:use-window-font-color="true" loext:opacity="0%" officeooo:rsid="00d12004" fo:background-color="#ffff00" loext:char-shading-value="0"/>
    </style:style>
    <style:style style:name="T70" style:family="text">
      <style:text-properties style:use-window-font-color="true" loext:opacity="0%" fo:background-color="#ffff00" loext:char-shading-value="0" style:font-size-asian="10pt" style:font-size-complex="10pt"/>
    </style:style>
    <style:style style:name="T71" style:family="text">
      <style:text-properties style:use-window-font-color="true" loext:opacity="0%" officeooo:rsid="00d1c470" fo:background-color="#ffff00" loext:char-shading-value="0" style:font-size-asian="10pt" style:font-size-complex="10pt"/>
    </style:style>
    <style:style style:name="T72" style:family="text">
      <style:text-properties style:use-window-font-color="true" loext:opacity="0%" officeooo:rsid="00e606f9" fo:background-color="#ffff00" loext:char-shading-value="0"/>
    </style:style>
    <style:style style:name="T73" style:family="text">
      <style:text-properties style:use-window-font-color="true" loext:opacity="0%" style:text-underline-style="none" officeooo:rsid="00cf6410" fo:background-color="#ffff00" loext:char-shading-value="0"/>
    </style:style>
    <style:style style:name="T74" style:family="text">
      <style:text-properties style:use-window-font-color="true" loext:opacity="0%" fo:language="fr" fo:country="FR" style:text-underline-style="none" officeooo:rsid="00cf6410" fo:background-color="#ffff00" loext:char-shading-value="0" style:font-size-asian="10pt" style:language-asian="fr" style:country-asian="FR" style:font-size-complex="10pt"/>
    </style:style>
    <style:style style:name="T75" style:family="text">
      <style:text-properties style:use-window-font-color="true" loext:opacity="0%" fo:language="zxx" fo:country="none" fo:background-color="#ffff00" loext:char-shading-value="0" style:font-size-asian="10pt" style:language-asian="zxx" style:country-asian="none" style:font-size-complex="10pt"/>
    </style:style>
    <style:style style:name="T76" style:family="text">
      <style:text-properties style:use-window-font-color="true" loext:opacity="0%" fo:language="zxx" fo:country="none" officeooo:rsid="00d1c470" fo:background-color="#ffff00" loext:char-shading-value="0" style:font-size-asian="10pt" style:language-asian="zxx" style:country-asian="none" style:font-size-complex="10pt"/>
    </style:style>
    <style:style style:name="T77" style:family="text">
      <style:text-properties style:use-window-font-color="true" loext:opacity="0%" fo:font-size="10pt" style:font-size-asian="10pt" style:font-size-complex="10pt"/>
    </style:style>
    <style:style style:name="T78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10pt" fo:language="fr" fo:country="FR" fo:font-style="normal" fo:text-shadow="none" style:text-underline-style="none" style:font-name-asian="OpenSymbol1" style:font-size-asian="10pt" style:language-asian="fr" style:country-asian="FR" style:font-style-asian="normal" style:font-name-complex="OpenSymbol1" style:font-size-complex="10pt" style:font-style-complex="normal" style:text-emphasize="none" style:font-relief="none"/>
    </style:style>
    <style:style style:name="T79" style:family="text">
      <style:text-properties style:text-underline-style="solid" style:text-underline-width="auto" style:text-underline-color="font-color" fo:background-color="#ffff00" loext:char-shading-value="0"/>
    </style:style>
    <style:style style:name="T80" style:family="text">
      <style:text-properties style:text-underline-style="solid" style:text-underline-width="auto" style:text-underline-color="font-color" officeooo:rsid="00c85cc8" fo:background-color="#ffff00" loext:char-shading-value="0"/>
    </style:style>
    <style:style style:name="T81" style:family="text">
      <style:text-properties style:text-underline-style="solid" style:text-underline-width="auto" style:text-underline-color="font-color" officeooo:rsid="00c8a2cd" fo:background-color="#ffff00" loext:char-shading-value="0"/>
    </style:style>
    <style:style style:name="T82" style:family="text">
      <style:text-properties style:text-underline-style="solid" style:text-underline-width="auto" style:text-underline-color="font-color" officeooo:rsid="00c9df12" fo:background-color="#ffff00" loext:char-shading-value="0"/>
    </style:style>
    <style:style style:name="T83" style:family="text">
      <style:text-properties style:text-underline-style="none" fo:background-color="#ffff00" loext:char-shading-value="0"/>
    </style:style>
    <style:style style:name="T84" style:family="text">
      <style:text-properties style:text-underline-style="none" officeooo:rsid="00c85cc8" fo:background-color="#ffff00" loext:char-shading-value="0"/>
    </style:style>
    <style:style style:name="T85" style:family="text">
      <style:text-properties style:text-underline-style="none" officeooo:rsid="00c8a2cd" fo:background-color="#ffff00" loext:char-shading-value="0"/>
    </style:style>
    <style:style style:name="T86" style:family="text">
      <style:text-properties style:text-underline-style="none" officeooo:rsid="00c9df12" fo:background-color="#ffff00" loext:char-shading-value="0"/>
    </style:style>
    <style:style style:name="T87" style:family="text">
      <style:text-properties style:text-underline-style="none" officeooo:rsid="00e409df" fo:background-color="#ffff00" loext:char-shading-value="0"/>
    </style:style>
    <style:style style:name="T88" style:family="text">
      <style:text-properties style:text-underline-style="none" officeooo:rsid="00caedd4" fo:background-color="#ffff00" loext:char-shading-value="0"/>
    </style:style>
    <style:style style:name="T89" style:family="text">
      <style:text-properties style:text-underline-style="none" officeooo:rsid="00cf6410" fo:background-color="#ffff00" loext:char-shading-value="0"/>
    </style:style>
    <style:style style:name="T90" style:family="text">
      <style:text-properties officeooo:rsid="00e409df"/>
    </style:style>
    <style:style style:name="T91" style:family="text">
      <style:text-properties style:text-outline="false" style:text-line-through-style="none" style:text-line-through-type="none" style:text-position="0% 100%" fo:font-size="10pt" fo:language="fr" fo:country="FR" fo:text-shadow="none" style:text-underline-style="none" fo:font-weight="normal" style:font-name-asian="Times New Roman" style:font-size-asian="10pt" style:language-asian="fr" style:country-asian="FR" style:font-weight-asian="normal" style:font-name-complex="Times New Roman" style:font-size-complex="10pt" style:font-weight-complex="normal" style:text-emphasize="none" style:font-relief="none"/>
    </style:style>
    <style:style style:name="T92" style:family="text">
      <style:text-properties style:text-outline="false" style:text-line-through-style="none" style:text-line-through-type="none" style:text-position="0% 100%" fo:font-size="10pt" fo:language="fr" fo:country="FR" fo:text-shadow="none" style:text-underline-style="none" fo:font-weight="normal" officeooo:rsid="00d47151" style:font-name-asian="Times New Roman" style:font-size-asian="10pt" style:language-asian="fr" style:country-asian="FR" style:font-weight-asian="normal" style:font-name-complex="Times New Roman" style:font-size-complex="10pt" style:font-weight-complex="normal" style:text-emphasize="none" style:font-relief="none"/>
    </style:style>
    <style:style style:name="T93" style:family="text">
      <style:text-properties style:text-outline="false" style:text-line-through-style="none" style:text-line-through-type="none" style:text-position="0% 100%" fo:font-size="10pt" fo:language="fr" fo:country="FR" fo:text-shadow="none" style:text-underline-style="none" fo:font-weight="normal" officeooo:rsid="00d958c0" style:font-name-asian="Times New Roman" style:font-size-asian="10pt" style:language-asian="fr" style:country-asian="FR" style:font-weight-asian="normal" style:font-name-complex="Times New Roman" style:font-size-complex="10pt" style:font-weight-complex="normal" style:text-emphasize="none" style:font-relief="none"/>
    </style:style>
    <style:style style:name="T9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95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" fo:background-color="#ffff00" style:background-transparency="0%" draw:fill="solid" draw:fill-color="#ffff00" draw:opacity="100%" fo:padding-left="0cm" fo:padding-right="0cm" fo:padding-top="0.049cm" fo:padding-bottom="0.049cm" fo:border="0.06pt solid #000000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from-left" style:horizontal-rel="paragraph" fo:padding-left="0cm" fo:padding-right="0cm" fo:padding-top="0.049cm" fo:padding-bottom="0.049cm" fo:border="0.06pt solid #000000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.101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 draw:wrap-influence-on-position="once-concurrent" loext:allow-overlap="true">
        <style:columns fo:column-count="1" fo:column-gap="0cm"/>
      </style:graphic-properties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8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35cm" style:color="#808080" style:height="100%" style:style="solid"/>
          <style:column style:rel-width="2364*" fo:start-indent="0cm" fo:end-indent="0.15cm"/>
          <style:column style:rel-width="2824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198cm">
          <style:column-sep style:width="0.035cm" style:color="#808080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gr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19cm" svg:stroke-color="#ff0000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<draw:g text:anchor-type="paragraph" draw:z-index="91" draw:name="Forme5" draw:style-name="gr8"><draw:custom-shape draw:style-name="gr9" draw:text-style-name="P91" svg:width="3.964cm" svg:height="0.641cm" draw:transform="skewX (0.00279252680319092) rotate (0.0872664625997165) translate (-0.518583333333333cm -0.296333333333333cm)"><text:p text:style-name="P90"><text:span text:style-name="T9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3" draw:name="Cadre3" text:anchor-type="char" svg:x="0.108cm" svg:y="0.342cm" svg:width="9.135cm" draw:z-index="83"><draw:text-box fo:min-height="3.93cm"><text:section text:style-name="Sect1" text:name="Section11"><text:p text:style-name="Text_20_body"><text:span text:style-name="_5f_Caractères_5f_gras"><text:span text:style-name="T11">Calcule A = 7 + 2 × (5 + 7) − 5.</text:span></text:span></text:p><text:h text:style-name="_5f_Paragraphe" text:outline-level="1"><text:span text:style-name="_5f_Numéros_20_second_20_exercices">Correction</text:span></text:h><text:section text:style-name="Sect1" text:name="Section3"><text:h text:style-name="_5f_Paragraphe" text:outline-level="1"><text:span text:style-name="_5f_Caractères">A</text:span><text:span text:style-name="_5f_Caractères"><text:span text:style-name="T9"> </text:span></text:span><text:span text:style-name="_5f_Caractères_5f_gras"><text:span text:style-name="T9">=</text:span></text:span><text:span text:style-name="_5f_Caractères"><text:span text:style-name="T9"> </text:span></text:span><text:span text:style-name="_5f_Caractères">7</text:span><text:span text:style-name="_5f_Caractères"><text:span text:style-name="T9"> + </text:span></text:span><text:span text:style-name="_5f_Caractères">2</text:span><text:span text:style-name="_5f_Caractères"><text:span text:style-name="T9"> × </text:span></text:span><text:span text:style-name="_5f_Caractères">(</text:span><text:span text:style-name="_5f_Caractères"><text:span text:style-name="T27">5</text:span></text:span><text:span text:style-name="_5f_Caractères"><text:span text:style-name="T13"> + </text:span></text:span><text:span text:style-name="_5f_Caractères"><text:span text:style-name="T27">7</text:span></text:span><text:span text:style-name="_5f_Caractères">)− 5</text:span></text:h><text:h text:style-name="_5f_Paragraphe" text:outline-level="1"><text:span text:style-name="_5f_Caractères"><text:span text:style-name="T9">A </text:span></text:span><text:span text:style-name="_5f_Caractères_5f_gras"><text:span text:style-name="T9">=</text:span></text:span><text:span text:style-name="_5f_Caractères"><text:span text:style-name="T9"> 7 + </text:span></text:span><text:span text:style-name="_5f_Caractères"><text:span text:style-name="T13">2 ×</text:span></text:span><text:span text:style-name="_5f_Caractères"><text:span text:style-name="T14"> </text:span></text:span><text:span text:style-name="_5f_Caractères"><text:span text:style-name="T13">12</text:span></text:span><text:span text:style-name="_5f_Caractères"><text:span text:style-name="T14"> </text:span></text:span><text:span text:style-name="_5f_Caractères"><text:span text:style-name="T9">− 5</text:span></text:span></text:h><text:h text:style-name="_5f_Paragraphe" text:outline-level="1"><text:span text:style-name="_5f_Caractères"><text:span text:style-name="T9">A </text:span></text:span><text:span text:style-name="_5f_Caractères_5f_gras"><text:span text:style-name="T9">=</text:span></text:span><text:span text:style-name="_5f_Caractères"><text:span text:style-name="T9"> </text:span></text:span><text:span text:style-name="_5f_Caractères"><text:span text:style-name="T13">7 +</text:span></text:span><text:span text:style-name="_5f_Caractères"><text:span text:style-name="T14"> </text:span></text:span><text:span text:style-name="_5f_Caractères"><text:span text:style-name="T13">24</text:span></text:span><text:span text:style-name="_5f_Caractères"><text:span text:style-name="T14"> </text:span></text:span><text:span text:style-name="_5f_Caractères"><text:span text:style-name="T9">− 5</text:span></text:span></text:h><text:h text:style-name="_5f_Paragraphe" text:outline-level="1"><text:span text:style-name="_5f_Caractères"><text:span text:style-name="T9">A </text:span></text:span><text:span text:style-name="_5f_Caractères_5f_gras"><text:span text:style-name="T9">=</text:span></text:span><text:span text:style-name="_5f_Caractères"><text:span text:style-name="T10"> </text:span></text:span><text:span text:style-name="_5f_Caractères"><text:span text:style-name="T13">31</text:span></text:span><text:span text:style-name="_5f_Caractères"><text:span text:style-name="T14"> </text:span></text:span><text:span text:style-name="_5f_Caractères"><text:span text:style-name="T13">−</text:span></text:span><text:span text:style-name="_5f_Caractères"><text:span text:style-name="T14"> </text:span></text:span><text:span text:style-name="_5f_Caractères"><text:span text:style-name="T13">5</text:span></text:span></text:h><text:h text:style-name="_5f_Paragraphe" text:outline-level="1"><text:span text:style-name="_5f_Caractères"><text:span text:style-name="T9">A </text:span></text:span><text:span text:style-name="_5f_Caractères_5f_gras"><text:span text:style-name="T9">=</text:span></text:span><text:span text:style-name="_5f_Caractères_5f_gras"><text:span text:style-name="T10"> </text:span></text:span><text:span text:style-name="_5f_Caractères_5f_gras"><text:span text:style-name="T12">2</text:span></text:span><text:span text:style-name="_5f_Caractères"><text:span text:style-name="T9">6</text:span></text:span></text:h></text:section></text:section></draw:text-box></draw:frame><text:span text:style-name="_5f_Caractères_5f_gras"/></text:h>
      <text:list text:style-name="_5f_Numérotation_20_des_20_exercices">
        <text:list-item>
          <text:h text:style-name="P83" text:outline-level="1"><text:span text:style-name="_5f_Caractères">Effectue les calculs suivants en soulignant l’opération que tu effectues.</text:span></text:h>
        </text:list-item>
      </text:list>
      <text:section text:style-name="Sect1" text:name="Section40">
        <text:list text:continue-numbering="true" text:style-name="_5f_Numérotation_20_des_20_exercices">
          <text:list-item>
            <text:list>
              <text:list-header>
                <text:p text:style-name="P75"><text:span text:style-name="_5f_Caractères"><text:span text:style-name="T90">A</text:span></text:span><text:span text:style-name="_5f_Caractères"> = 25 − (</text:span><text:span text:style-name="_5f_Caractères"><text:span text:style-name="T79">8 − 3</text:span></text:span><text:span text:style-name="_5f_Caractères">) + 1</text:span></text:p>
              </text:list-header>
            </text:list>
          </text:list-item>
        </text:list>
        <text:p text:style-name="P30"><text:span text:style-name="_5f_Caractères"><text:span text:style-name="T62">A</text:span></text:span><text:span text:style-name="_5f_Caractères"><text:span text:style-name="T59"> = </text:span></text:span><text:span text:style-name="_5f_Caractères"><text:span text:style-name="T79">25 − </text:span></text:span><text:span text:style-name="_5f_Caractères"><text:span text:style-name="T80">5</text:span></text:span><text:span text:style-name="_5f_Caractères"><text:span text:style-name="T59"> + 1</text:span></text:span></text:p>
        <text:p text:style-name="P30"><text:span text:style-name="_5f_Caractères"><text:span text:style-name="T62">A</text:span></text:span><text:span text:style-name="_5f_Caractères"><text:span text:style-name="T59"> = 2</text:span></text:span><text:span text:style-name="_5f_Caractères"><text:span text:style-name="T60">0</text:span></text:span><text:span text:style-name="_5f_Caractères"><text:span text:style-name="T59"> + 1</text:span></text:span></text:p>
        <text:p text:style-name="P30"><text:span text:style-name="_5f_Caractères"><text:span text:style-name="T62">A</text:span></text:span><text:span text:style-name="_5f_Caractères"><text:span text:style-name="T59"> = 21</text:span></text:span></text:p>
        <text:list text:continue-numbering="true" text:style-name="_5f_Numérotation_20_des_20_exercices">
          <text:list-item>
            <text:list>
              <text:list-header>
                <text:p text:style-name="P75"><text:span text:style-name="_5f_Caractères"><text:span text:style-name="T90">B</text:span></text:span><text:span text:style-name="_5f_Caractères"> = 25 − 8 − (</text:span><text:span text:style-name="_5f_Caractères"><text:span text:style-name="T79">3 + 1</text:span></text:span><text:span text:style-name="_5f_Caractères">)</text:span></text:p>
              </text:list-header>
            </text:list>
          </text:list-item>
        </text:list>
        <text:p text:style-name="P30"><text:span text:style-name="_5f_Caractères"><text:span text:style-name="T62">B</text:span></text:span><text:span text:style-name="_5f_Caractères"><text:span text:style-name="T59"> = </text:span></text:span><text:span text:style-name="_5f_Caractères"><text:span text:style-name="T80">25 − 8</text:span></text:span><text:span text:style-name="_5f_Caractères"><text:span text:style-name="T59"> </text:span></text:span><text:span text:style-name="_5f_Caractères"><text:span text:style-name="T84">−</text:span></text:span><text:span text:style-name="_5f_Caractères"><text:span text:style-name="T59"> </text:span></text:span><text:span text:style-name="_5f_Caractères"><text:span text:style-name="T60">4</text:span></text:span></text:p>
        <text:p text:style-name="P30"><text:span text:style-name="_5f_Caractères"><text:span text:style-name="T62">B</text:span></text:span><text:span text:style-name="_5f_Caractères"><text:span text:style-name="T59"> = </text:span></text:span><text:span text:style-name="_5f_Caractères"><text:span text:style-name="T60">1</text:span></text:span><text:span text:style-name="_5f_Caractères"><text:span text:style-name="T84">7</text:span></text:span><text:span text:style-name="_5f_Caractères"><text:span text:style-name="T59"> </text:span></text:span><text:span text:style-name="_5f_Caractères"><text:span text:style-name="T84">−</text:span></text:span><text:span text:style-name="_5f_Caractères"><text:span text:style-name="T59"> </text:span></text:span><text:span text:style-name="_5f_Caractères"><text:span text:style-name="T60">4</text:span></text:span></text:p>
        <text:p text:style-name="P30"><text:span text:style-name="_5f_Caractères"><text:span text:style-name="T62">B</text:span></text:span><text:span text:style-name="_5f_Caractères"><text:span text:style-name="T59"> = </text:span></text:span><text:span text:style-name="_5f_Caractères"><text:span text:style-name="T60">13</text:span></text:span></text:p>
        <text:list text:continue-numbering="true" text:style-name="_5f_Numérotation_20_des_20_exercices">
          <text:list-item>
            <text:list>
              <text:list-header>
                <text:p text:style-name="P75"><text:span text:style-name="_5f_Caractères"><text:span text:style-name="T90">C</text:span></text:span><text:span text:style-name="_5f_Caractères"> = 25 − (</text:span><text:span text:style-name="_5f_Caractères"><text:span text:style-name="T79">8 − 3</text:span></text:span><text:span text:style-name="_5f_Caractères"> + 1)</text:span></text:p>
              </text:list-header>
            </text:list>
          </text:list-item>
        </text:list>
        <text:p text:style-name="P30"><text:span text:style-name="_5f_Caractères"><text:span text:style-name="T87">C</text:span></text:span><text:span text:style-name="_5f_Caractères"><text:span text:style-name="T83"> = 25 − (</text:span></text:span><text:span text:style-name="_5f_Caractères"><text:span text:style-name="T80">5</text:span></text:span><text:span text:style-name="_5f_Caractères"><text:span text:style-name="T79"> + 1</text:span></text:span><text:span text:style-name="_5f_Caractères"><text:span text:style-name="T83">)</text:span></text:span></text:p>
        <text:p text:style-name="P30"><text:span text:style-name="_5f_Caractères"><text:span text:style-name="T62">C</text:span></text:span><text:span text:style-name="_5f_Caractères"><text:span text:style-name="T59"> = </text:span></text:span><text:span text:style-name="_5f_Caractères"><text:span text:style-name="T60">25</text:span></text:span><text:span text:style-name="_5f_Caractères"><text:span text:style-name="T59"> </text:span></text:span><text:span text:style-name="_5f_Caractères"><text:span text:style-name="T83">−</text:span></text:span><text:span text:style-name="_5f_Caractères"><text:span text:style-name="T59"> </text:span></text:span><text:span text:style-name="_5f_Caractères"><text:span text:style-name="T60">6</text:span></text:span></text:p>
        <text:p text:style-name="P30"><text:span text:style-name="_5f_Caractères"><text:span text:style-name="T62">C</text:span></text:span><text:span text:style-name="_5f_Caractères"><text:span text:style-name="T59"> = </text:span></text:span><text:span text:style-name="_5f_Caractères"><text:span text:style-name="T60">19</text:span></text:span></text:p>
        <text:list text:continue-numbering="true" text:style-name="_5f_Numérotation_20_des_20_exercices">
          <text:list-item>
            <text:list>
              <text:list-header>
                <text:p text:style-name="P75"><text:span text:style-name="_5f_Caractères"><text:span text:style-name="T90">D</text:span></text:span><text:span text:style-name="_5f_Caractères"> = 18 − [4 × (</text:span><text:span text:style-name="_5f_Caractères"><text:span text:style-name="T79">5 − 3</text:span></text:span><text:span text:style-name="_5f_Caractères">) + 2]</text:span></text:p>
              </text:list-header>
            </text:list>
          </text:list-item>
        </text:list>
        <text:p text:style-name="P30"><text:span text:style-name="_5f_Caractères"><text:span text:style-name="T87">D</text:span></text:span><text:span text:style-name="_5f_Caractères"><text:span text:style-name="T83"> =</text:span></text:span><text:span text:style-name="_5f_pointillés_20_gris"><text:span text:style-name="T83"> </text:span></text:span><text:span text:style-name="_5f_Caractères"><text:span text:style-name="T83">18 − (</text:span></text:span><text:span text:style-name="_5f_Caractères"><text:span text:style-name="T79">4 × </text:span></text:span><text:span text:style-name="_5f_Caractères"><text:span text:style-name="T81">2</text:span></text:span><text:span text:style-name="_5f_Caractères"><text:span text:style-name="T83"> + 2)</text:span></text:span></text:p>
        <text:p text:style-name="P30"><text:span text:style-name="_5f_Caractères"><text:span text:style-name="T87">D</text:span></text:span><text:span text:style-name="_5f_Caractères"><text:span text:style-name="T83"> =</text:span></text:span><text:span text:style-name="_5f_pointillés_20_gris"><text:span text:style-name="T83"> </text:span></text:span><text:span text:style-name="_5f_Caractères"><text:span text:style-name="T83">18 − (</text:span></text:span><text:span text:style-name="_5f_Caractères"><text:span text:style-name="T81">8</text:span></text:span><text:span text:style-name="_5f_Caractères"><text:span text:style-name="T79"> + 2</text:span></text:span><text:span text:style-name="_5f_Caractères"><text:span text:style-name="T83">)</text:span></text:span></text:p>
        <text:p text:style-name="P30"><text:span text:style-name="_5f_Caractères"><text:span text:style-name="T87">D</text:span></text:span><text:span text:style-name="_5f_Caractères"><text:span text:style-name="T83"> =</text:span></text:span><text:span text:style-name="_5f_pointillés_20_gris"><text:span text:style-name="T83"> </text:span></text:span><text:span text:style-name="_5f_Caractères"><text:span text:style-name="T83">18 − </text:span></text:span><text:span text:style-name="_5f_Caractères"><text:span text:style-name="T85">10</text:span></text:span></text:p>
        <text:list text:continue-numbering="true" text:style-name="_5f_Numérotation_20_des_20_exercices">
          <text:list-header>
            <text:p text:style-name="P67"><text:span text:style-name="_5f_Caractères"><text:span text:style-name="T87">D</text:span></text:span><text:span text:style-name="_5f_Caractères"><text:span text:style-name="T83"> =</text:span></text:span><text:span text:style-name="_5f_pointillés_20_gris"><text:span text:style-name="T83"> </text:span></text:span><text:span text:style-name="_5f_Caractères"><text:span text:style-name="T83">8</text:span></text:span></text:p>
            <text:list text:continue-numbering="true">
              <text:list-header>
                <text:p text:style-name="P75"><text:span text:style-name="_5f_Caractères"><text:span text:style-name="T90">E</text:span></text:span><text:span text:style-name="_5f_Caractères"> = 24 ÷ [8 − (</text:span><text:span text:style-name="_5f_Caractères"><text:span text:style-name="T79">3 + 1</text:span></text:span><text:span text:style-name="_5f_Caractères">)]</text:span></text:p>
              </text:list-header>
            </text:list>
          </text:list-header>
        </text:list>
        <text:p text:style-name="P30"><text:span text:style-name="_5f_Caractères"><text:span text:style-name="T87">E</text:span></text:span><text:span text:style-name="_5f_Caractères"><text:span text:style-name="T83"> =</text:span></text:span><text:span text:style-name="_5f_pointillés_20_gris"><text:span text:style-name="T83"> </text:span></text:span><text:span text:style-name="_5f_Caractères"><text:span text:style-name="T83">24 ÷ (</text:span></text:span><text:span text:style-name="_5f_Caractères"><text:span text:style-name="T79">8 − </text:span></text:span><text:span text:style-name="_5f_Caractères"><text:span text:style-name="T82">4</text:span></text:span><text:span text:style-name="_5f_Caractères"><text:span text:style-name="T83">)</text:span></text:span></text:p>
        <text:p text:style-name="P30"><text:span text:style-name="_5f_Caractères"><text:span text:style-name="T87">E</text:span></text:span><text:span text:style-name="_5f_Caractères"><text:span text:style-name="T83"> =</text:span></text:span><text:span text:style-name="_5f_pointillés_20_gris"><text:span text:style-name="T83"> </text:span></text:span><text:span text:style-name="_5f_Caractères"><text:span text:style-name="T83">24 ÷ </text:span></text:span><text:span text:style-name="_5f_Caractères"><text:span text:style-name="T86">4</text:span></text:span></text:p>
        <text:list text:continue-numbering="true" text:style-name="_5f_Numérotation_20_des_20_exercices">
          <text:list-header>
            <text:p text:style-name="P67"><text:span text:style-name="_5f_Caractères"><text:span text:style-name="T87">E</text:span></text:span><text:span text:style-name="_5f_Caractères"><text:span text:style-name="T83"> =</text:span></text:span><text:span text:style-name="_5f_pointillés_20_gris"><text:span text:style-name="T83"> </text:span></text:span><text:span text:style-name="_5f_Caractères"><text:span text:style-name="T86">6</text:span></text:span></text:p>
            <text:list text:continue-numbering="true">
              <text:list-header>
                <text:p text:style-name="P75"><text:span text:style-name="_5f_Caractères"><text:span text:style-name="T90">F</text:span></text:span><text:span text:style-name="_5f_Caractères"> = [2 + 0,1 × (</text:span><text:span text:style-name="_5f_Caractères"><text:span text:style-name="T79">5 + 3</text:span></text:span><text:span text:style-name="_5f_Caractères">)] ÷ 4</text:span></text:p>
              </text:list-header>
            </text:list>
          </text:list-header>
        </text:list>
        <text:p text:style-name="P30"><text:span text:style-name="_5f_Caractères"><text:span text:style-name="T62">F</text:span></text:span><text:span text:style-name="_5f_Caractères"><text:span text:style-name="T59"> =</text:span></text:span><text:span text:style-name="_5f_pointillés_20_gris"><text:span text:style-name="T59"> </text:span></text:span><text:span text:style-name="_5f_Caractères"><text:span text:style-name="T59">(2 + </text:span></text:span><text:span text:style-name="_5f_Caractères"><text:span text:style-name="T79">0,1 × </text:span></text:span><text:span text:style-name="_5f_Caractères"><text:span text:style-name="T82">8</text:span></text:span><text:span text:style-name="_5f_Caractères"><text:span text:style-name="T59">) ÷ 4</text:span></text:span></text:p>
        <text:p text:style-name="P30"><text:span text:style-name="_5f_Caractères"><text:span text:style-name="T62">F</text:span></text:span><text:span text:style-name="_5f_Caractères"><text:span text:style-name="T59"> =</text:span></text:span><text:span text:style-name="_5f_pointillés_20_gris"><text:span text:style-name="T59"> </text:span></text:span><text:span text:style-name="_5f_Caractères"><text:span text:style-name="T59">(</text:span></text:span><text:span text:style-name="_5f_Caractères"><text:span text:style-name="T79">2 + 0,</text:span></text:span><text:span text:style-name="_5f_Caractères"><text:span text:style-name="T82">8</text:span></text:span><text:span text:style-name="_5f_Caractères"><text:span text:style-name="T59">) ÷ 4</text:span></text:span></text:p>
        <text:p text:style-name="P30"><text:span text:style-name="_5f_Caractères"><text:span text:style-name="T62">F</text:span></text:span><text:span text:style-name="_5f_Caractères"><text:span text:style-name="T59"> =</text:span></text:span><text:span text:style-name="_5f_pointillés_20_gris"><text:span text:style-name="T59"> </text:span></text:span><text:span text:style-name="_5f_Caractères"><text:span text:style-name="T59">2,</text:span></text:span><text:span text:style-name="_5f_Caractères"><text:span text:style-name="T61">8</text:span></text:span><text:span text:style-name="_5f_Caractères"><text:span text:style-name="T59"> ÷ 4</text:span></text:span></text:p>
        <text:list text:continue-numbering="true" text:style-name="_5f_Numérotation_20_des_20_exercices">
          <text:list-header>
            <text:p text:style-name="P67"><text:span text:style-name="_5f_Caractères"><text:span text:style-name="T62">F</text:span></text:span><text:span text:style-name="_5f_Caractères"><text:span text:style-name="T59"> =</text:span></text:span><text:span text:style-name="_5f_pointillés_20_gris"><text:span text:style-name="T59"> </text:span></text:span><text:span text:style-name="_5f_pointillés_20_gris"><text:span text:style-name="T67">0,7</text:span></text:span></text:p>
          </text:list-header>
        </text:list>
      </text:section>
      <text:list text:continue-numbering="true" text:style-name="_5f_Numérotation_20_des_20_exercices">
        <text:list-item>
          <text:h text:style-name="P82" text:outline-level="1"><text:span text:style-name="_5f_Caractères"><text:span text:style-name="T18">Observe puis calcule astucieusement les expressions </text:span></text:span><text:span text:style-name="_5f_Caractères"><text:span text:style-name="T20">numériques </text:span></text:span><text:span text:style-name="_5f_Caractères"><text:span text:style-name="T18">suivantes.</text:span></text:span></text:h>
          <text:list>
            <text:list-item text:start-value="1">
              <text:p text:style-name="P68"><text:span text:style-name="_5f_Caractères">(52 × 321 − 18 × 25) × (</text:span><text:span text:style-name="_5f_Caractères"><text:span text:style-name="T79">2 × 31</text:span></text:span><text:span text:style-name="_5f_Caractères"> − 62) </text:span></text:p>
              <text:p text:style-name="P68"><text:span text:style-name="_5f_Caractères">=</text:span><text:span text:style-name="_5f_pointillés_20_gris"> </text:span><text:span text:style-name="_5f_Caractères"><text:span text:style-name="T83">(52 × 321 − 18 × 25) × (</text:span></text:span><text:span text:style-name="_5f_Caractères"><text:span text:style-name="T88">62</text:span></text:span><text:span text:style-name="_5f_Caractères"><text:span text:style-name="T83"> − 62</text:span></text:span><text:span text:style-name="_5f_Caractères"><text:span text:style-name="T59">)</text:span></text:span><text:span text:style-name="_5f_Caractères"><text:span text:style-name="T64"> </text:span></text:span><text:span text:style-name="_5f_Caractères"><text:span text:style-name="T63">=</text:span></text:span><text:span text:style-name="_5f_Caractères"><text:span text:style-name="T64"> </text:span></text:span><text:span text:style-name="_5f_Caractères"><text:span text:style-name="T63">0</text:span></text:span></text:p>
            </text:list-item>
            <text:list-item>
              <text:p text:style-name="P68"><text:span text:style-name="_5f_Caractères">(78 + 7 × 27) ÷ (78 + 7 × 27) </text:span><text:span text:style-name="_5f_Caractères"><text:span text:style-name="T63">=</text:span></text:span><text:span text:style-name="_5f_Caractères"><text:span text:style-name="T64"> </text:span></text:span><text:span text:style-name="_5f_Caractères"><text:span text:style-name="T63">1</text:span></text:span></text:p>
            </text:list-item>
            <text:list-item>
              <text:p text:style-name="P68"><text:span text:style-name="_5f_Caractères"><text:span text:style-name="T59">0,4</text:span></text:span><text:span text:style-name="_5f_Caractères"> × 0,27 </text:span><text:span text:style-name="_5f_Caractères"><text:span text:style-name="T59">× 250</text:span></text:span><text:span text:style-name="_5f_Caractères"> =</text:span><text:span text:style-name="_5f_pointillés_20_gris"> </text:span><text:span text:style-name="_5f_Caractères"><text:span text:style-name="T59">0,27 × </text:span></text:span><text:span text:style-name="_5f_Caractères"><text:span text:style-name="T63">100 =</text:span></text:span><text:span text:style-name="_5f_pointillés_20_gris"><text:span text:style-name="T63"> </text:span></text:span><text:span text:style-name="_5f_Caractères"><text:span text:style-name="T63">27</text:span></text:span></text:p>
            </text:list-item>
          </text:list>
        </text:list-item>
        <text:list-item>
          <text:h text:style-name="P82" text:outline-level="1"><text:span text:style-name="_5f_Caractères">Écris les expressions </text:span><text:span text:style-name="_5f_Caractères"><text:span text:style-name="T28">numériques suivantes, </text:span></text:span><text:span text:style-name="_5f_Caractères">sous la forme d'un calcul en ligne </text:span><text:span text:style-name="_5f_Caractères"><text:span text:style-name="T28">(c’est à dire sans barre de fraction)</text:span></text:span><text:span text:style-name="_5f_Caractères">. (N'oublie pas les parenthèses !)</text:span></text:h>
        </text:list-item>
      </text:list>
      <text:section text:style-name="Sect1" text:name="Section45">
        <text:list text:continue-numbering="true" text:style-name="_5f_Numérotation_20_des_20_exercices">
          <text:list-item>
            <text:list>
              <text:list-item text:start-value="1">
                <text:p text:style-name="P69"><text:span text:style-name="_5f_Caractères">8 + </text:span><text:span text:style-name="_5f_Caractères"><draw:frame draw:style-name="fr8" draw:name="Objet4" text:anchor-type="as-char" svg:y="-0.534cm" svg:width="0.293cm" svg:height="0.87cm" draw:z-index="10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<text:s/>= </text:span><text:span text:style-name="_5f_pointillés_20_gris"> </text:span><text:span text:style-name="_5f_Caractères"><text:span text:style-name="T89">8 + 5</text:span></text:span><text:span text:style-name="_5f_Caractères"><text:span text:style-name="T83"> ÷ 4</text:span></text:span></text:p>
              </text:list-item>
              <text:list-item>
                <text:p text:style-name="P70"><text:span text:style-name="_5f_Caractères"><draw:frame draw:style-name="fr8" draw:name="Objet8" text:anchor-type="as-char" svg:y="-0.577cm" svg:width="1.498cm" svg:height="1.007cm" draw:z-index="10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<text:s/>= </text:span><text:span text:style-name="_5f_pointillés_20_gris"> </text:span><text:span text:style-name="_5f_pointillés_20_gris"><text:span text:style-name="T68">(17 </text:span></text:span><text:span text:style-name="_5f_Caractères"><text:span text:style-name="T89">− 15) </text:span></text:span><text:span text:style-name="_5f_Caractères"><text:span text:style-name="T83">÷ <text:s/></text:span></text:span><text:span text:style-name="_5f_pointillés_20_gris"><text:span text:style-name="T73">(3 </text:span></text:span><text:span text:style-name="_5f_Caractères"><text:span text:style-name="T73">+</text:span></text:span><text:span text:style-name="_5f_Caractères"><text:span text:style-name="T89"> 2)</text:span></text:span></text:p>
              </text:list-item>
              <text:list-item>
                <text:p text:style-name="P70"><text:span text:style-name="_5f_Caractères">17 ─</text:span><text:span text:style-name="_5f_Caractères"><draw:frame draw:style-name="fr8" draw:name="Objet9" text:anchor-type="as-char" svg:y="-0.534cm" svg:width="0.517cm" svg:height="0.87cm" draw:z-index="10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 + 2  = </text:span><text:span text:style-name="_5f_pointillés_20_gris"> </text:span><text:span text:style-name="_5f_pointillés_20_gris"><text:span text:style-name="T68">17</text:span></text:span><text:span text:style-name="_5f_Caractères"><text:span text:style-name="T73"> −</text:span></text:span><text:span text:style-name="_5f_Caractères"><text:span text:style-name="T89"> 15</text:span></text:span><text:span text:style-name="_5f_Caractères"><text:span text:style-name="T83"> ÷  </text:span></text:span><text:span text:style-name="_5f_pointillés_20_gris"><text:span text:style-name="T73">3 </text:span></text:span><text:span text:style-name="_5f_Caractères"><text:span text:style-name="T73">+</text:span></text:span><text:span text:style-name="_5f_Caractères"><text:span text:style-name="T89"> 2</text:span></text:span></text:p>
              </text:list-item>
              <text:list-item>
                <text:p text:style-name="P71"><text:span text:style-name="_5f_Caractères"><draw:frame draw:style-name="fr8" draw:name="Objet15" text:anchor-type="as-char" svg:y="-0.534cm" svg:width="0.988cm" svg:height="0.967cm" draw:z-index="10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<text:s/>=  </text:span><text:span text:style-name="_5f_Caractères"><text:span text:style-name="T89">8 </text:span></text:span><text:span text:style-name="_5f_Caractères"><text:span text:style-name="T83">÷ <text:s/></text:span></text:span><text:span text:style-name="_5f_pointillés_20_gris"><text:span text:style-name="T73">(5 </text:span></text:span><text:span text:style-name="_5f_Caractères"><text:span text:style-name="T73">+</text:span></text:span><text:span text:style-name="_5f_Caractères"><text:span text:style-name="T89"> 4)</text:span></text:span></text:p>
              </text:list-item>
              <text:list-item>
                <text:p text:style-name="P72"><text:span text:style-name="_5f_Caractères">17 × </text:span><text:span text:style-name="_5f_Caractères"><draw:frame draw:style-name="fr8" draw:name="Objet11" text:anchor-type="as-char" svg:y="-0.534cm" svg:width="1.171cm" svg:height="0.91cm" draw:z-index="10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<text:s/>+ 2 × 8 </text:span></text:p>
                <text:p text:style-name="P71"><text:span text:style-name="_5f_Caractères">=</text:span><text:span text:style-name="_5f_pointillés_20_gris"> </text:span><text:span text:style-name="_5f_pointillés_20_gris"><text:span text:style-name="T68">17</text:span></text:span><text:span text:style-name="_5f_Caractères"><text:span text:style-name="T68"> × </text:span></text:span><text:span text:style-name="_5f_pointillés_20_gris"><text:span text:style-name="T68">(15 </text:span></text:span><text:span text:style-name="_5f_Caractères"><text:span text:style-name="T68">×</text:span></text:span><text:span text:style-name="_5f_Caractères"><text:span text:style-name="T73"> 4) ÷ <text:s/></text:span></text:span><text:span text:style-name="_5f_pointillés_20_gris"><text:span text:style-name="T73">(3 </text:span></text:span><text:span text:style-name="_5f_Caractères"><text:span text:style-name="T73">− 2)</text:span></text:span><text:span text:style-name="_5f_pointillés_20_gris"><text:span text:style-name="T73"> </text:span></text:span><text:span text:style-name="_5f_Caractères"><text:span text:style-name="T73">+</text:span></text:span><text:span text:style-name="_5f_Caractères"><text:span text:style-name="T89"> 2 </text:span></text:span><text:span text:style-name="_5f_Caractères"><text:span text:style-name="T73">× 8</text:span></text:span></text:p>
              </text:list-item>
              <text:list-item>
                <text:p text:style-name="P72"><text:span text:style-name="_5f_pointillés_20_gris"><draw:frame draw:style-name="fr8" draw:name="Objet21" text:anchor-type="as-char" svg:y="-0.631cm" svg:width="1.274cm" svg:height="1.007cm" draw:z-index="10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 − 0,3 × 10 </text:span></text:p>
                <text:p text:style-name="P71"><text:span text:style-name="_5f_Caractères">=</text:span><text:span text:style-name="_5f_pointillés_20_gris"> </text:span><text:span text:style-name="_5f_pointillés_20_gris"><text:span text:style-name="T68">(15 </text:span></text:span><text:span text:style-name="_5f_Caractères"><text:span text:style-name="T73">+ 4) ÷ <text:s/></text:span></text:span><text:span text:style-name="_5f_pointillés_20_gris"><text:span text:style-name="T73">(13 </text:span></text:span><text:span text:style-name="_5f_Caractères"><text:span text:style-name="T73">− 3)</text:span></text:span><text:span text:style-name="_5f_pointillés_20_gris"><text:span text:style-name="T73"> </text:span></text:span><text:span text:style-name="_5f_Caractères"><text:span text:style-name="T73">−</text:span></text:span><text:span text:style-name="_5f_Caractères"><text:span text:style-name="T89"> 0,3 </text:span></text:span><text:span text:style-name="_5f_Caractères"><text:span text:style-name="T73">× 10</text:span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82" text:outline-level="1"><text:span text:style-name="_5f_Caractères">Calcule chacune des expressions </text:span><text:span text:style-name="_5f_Caractères"><text:span text:style-name="T28">numériques</text:span></text:span><text:span text:style-name="_5f_Caractères"> suivantes.</text:span></text:h>
        </text:list-item>
      </text:list>
      <text:section text:style-name="Sect2" text:name="Section44">
        <text:h text:style-name="P26" text:outline-level="1"><text:span text:style-name="_5f_Caractères">A = </text:span><text:span text:style-name="_5f_Caractères"><draw:frame draw:style-name="fr7" draw:name="Objet10" text:anchor-type="as-char" svg:y="-0.534cm" svg:width="0.517cm" svg:height="0.87cm" draw:z-index="10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 × 5 − 1</text:span></text:h>
        <text:p text:style-name="P28"><text:span text:style-name="_5f_Caractères"><text:span text:style-name="T66">A = </text:span></text:span><text:span text:style-name="_5f_Caractères"><text:span text:style-name="T69">9 </text:span></text:span><text:span text:style-name="_5f_Caractères"><text:span text:style-name="T66">× 5 − 1</text:span></text:span></text:p>
        <text:p text:style-name="P32"><text:span text:style-name="_5f_Caractères"><text:span text:style-name="T72">A = 45 − 1</text:span></text:span></text:p>
        <text:p text:style-name="P32"><text:span text:style-name="_5f_Caractères"><text:span text:style-name="T72">A = 44</text:span></text:span></text:p>
        <text:h text:style-name="P26" text:outline-level="1"><text:span text:style-name="_5f_Caractères"/></text:h>
        <text:h text:style-name="P26" text:outline-level="1"><text:span text:style-name="_5f_Caractères">B = </text:span><draw:frame draw:style-name="fr8" draw:name="Objet111" text:anchor-type="as-char" svg:y="-0.534cm" svg:width="1.706cm" svg:height="0.91cm" draw:z-index="110"><draw:object xlink:href="./Object 8" xlink:type="simple" xlink:show="embed" xlink:actuate="onLoad"/><draw:image xlink:href="./ObjectReplacements/Object 8" xlink:type="simple" xlink:show="embed" xlink:actuate="onLoad"/><svg:desc>formula</svg:desc></draw:frame></text:h>
        <text:p text:style-name="P25"><text:span text:style-name="_5f_Caractères"><text:span text:style-name="T66">B = </text:span></text:span><text:span text:style-name="_5f_Caractères"><text:span text:style-name="T66"><draw:frame draw:style-name="fr7" draw:name="Objet1" text:anchor-type="as-char" svg:y="-0.534cm" svg:width="1.05cm" svg:height="0.91cm" draw:z-index="11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  <text:p text:style-name="P24"><text:span text:style-name="_5f_Caractères"><text:span text:style-name="T66">B = </text:span></text:span><text:span text:style-name="_5f_Caractères"><text:span text:style-name="T66"><draw:frame draw:style-name="fr7" draw:name="Objet2" text:anchor-type="as-char" svg:y="-0.534cm" svg:width="0.919cm" svg:height="0.87cm" draw:z-index="11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  <text:p text:style-name="P24"><text:span text:style-name="_5f_Caractères"><text:span text:style-name="T66">B = </text:span></text:span><text:span text:style-name="_5f_Caractères"><text:span text:style-name="T69">9,1</text:span></text:span></text:p>
        <text:h text:style-name="P26" text:outline-level="1"><text:span text:style-name="_5f_Caractères"/></text:h>
        <text:h text:style-name="P26" text:outline-level="1"><text:span text:style-name="_5f_Caractères"/></text:h>
        <text:h text:style-name="P26" text:outline-level="1"><text:span text:style-name="_5f_Caractères"/></text:h>
        <text:h text:style-name="P26" text:outline-level="1"><text:span text:style-name="_5f_Caractères">C = </text:span><text:span text:style-name="_5f_Caractères"><draw:frame draw:style-name="fr8" draw:name="Objet12" text:anchor-type="as-char" svg:y="-0.534cm" svg:width="0.947cm" svg:height="0.87cm" draw:z-index="11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 − 1</text:span></text:h>
        <text:p text:style-name="P25"><text:span text:style-name="_5f_Caractères"><text:span text:style-name="T69">C</text:span></text:span><text:span text:style-name="_5f_Caractères"><text:span text:style-name="T66"> = </text:span></text:span><text:span text:style-name="_5f_Caractères"><text:span text:style-name="T66"><draw:frame draw:style-name="fr7" draw:name="Objet5" text:anchor-type="as-char" svg:y="-0.534cm" svg:width="0.517cm" svg:height="0.87cm" draw:z-index="116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_5f_Caractères"><text:span text:style-name="T66"> − 1</text:span></text:span></text:p>
        <text:p text:style-name="P25"><text:span text:style-name="_5f_Caractères"><text:span text:style-name="T69">C</text:span></text:span><text:span text:style-name="_5f_Caractères"><text:span text:style-name="T66"> = </text:span></text:span><text:span text:style-name="_5f_Caractères"><text:span text:style-name="T69">4,5</text:span></text:span><text:span text:style-name="_5f_Caractères"><text:span text:style-name="T66"> − 1</text:span></text:span></text:p>
        <text:h text:style-name="P26" text:outline-level="1"><text:span text:style-name="_5f_Caractères"><text:span text:style-name="T69">C</text:span></text:span><text:span text:style-name="_5f_Caractères"><text:span text:style-name="T66"> = </text:span></text:span><text:span text:style-name="_5f_Caractères"><text:span text:style-name="T69">3,5</text:span></text:span></text:h>
        <text:h text:style-name="P26" text:outline-level="1"><text:span text:style-name="_5f_Caractères">D = </text:span><text:span text:style-name="_5f_Caractères"><draw:frame draw:style-name="fr8" draw:name="Objet211" text:anchor-type="as-char" svg:y="-0.577cm" svg:width="1.274cm" svg:height="0.91cm" draw:z-index="12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_5f_Caractères"> + 2</text:span></text:h>
        <text:p text:style-name="P25"><text:span text:style-name="_5f_Caractères"><text:span text:style-name="T69">D</text:span></text:span><text:span text:style-name="_5f_Caractères"><text:span text:style-name="T66"> = </text:span></text:span><text:span text:style-name="_5f_Caractères"><text:span text:style-name="T66"><draw:frame draw:style-name="fr7" draw:name="Objet7" text:anchor-type="as-char" svg:y="-0.534cm" svg:width="0.517cm" svg:height="0.87cm" draw:z-index="12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_5f_Caractères"><text:span text:style-name="T66"> + </text:span></text:span><text:span text:style-name="_5f_Caractères"><text:span text:style-name="T69">2</text:span></text:span></text:p>
        <text:p text:style-name="P25"><text:span text:style-name="_5f_Caractères"><text:span text:style-name="T69">D</text:span></text:span><text:span text:style-name="_5f_Caractères"><text:span text:style-name="T66"> = </text:span></text:span><text:span text:style-name="_5f_Caractères"><text:span text:style-name="T69">4</text:span></text:span><text:span text:style-name="_5f_Caractères"><text:span text:style-name="T66"> + </text:span></text:span><text:span text:style-name="_5f_Caractères"><text:span text:style-name="T69">2</text:span></text:span></text:p>
        <text:h text:style-name="P26" text:outline-level="1"><text:span text:style-name="_5f_Caractères"><text:span text:style-name="T69">D</text:span></text:span><text:span text:style-name="_5f_Caractères"><text:span text:style-name="T66"> = </text:span></text:span><text:span text:style-name="_5f_Caractères"><text:span text:style-name="T69">6</text:span></text:span></text:h>
        <text:h text:style-name="P26" text:outline-level="1"><text:span text:style-name="_5f_Caractères">E = 7 × </text:span><text:span text:style-name="_5f_Caractères"><draw:frame draw:style-name="fr8" draw:name="Objet17" text:anchor-type="as-char" svg:y="-0.534cm" svg:width="1.171cm" svg:height="0.91cm" draw:z-index="124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_5f_Caractères"> + 2 × 8</text:span></text:h>
        <text:p text:style-name="P25"><text:span text:style-name="_5f_Caractères"><text:span text:style-name="T66">E = 7 × </text:span></text:span><text:span text:style-name="_5f_Caractères"><text:span text:style-name="T66"><draw:frame draw:style-name="fr7" draw:name="Objet25" text:anchor-type="as-char" svg:y="-0.534cm" svg:width="0.517cm" svg:height="0.87cm" draw:z-index="128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_5f_Caractères"><text:span text:style-name="T66"> + 2 × 8</text:span></text:span></text:p>
        <text:p text:style-name="P28"><text:span text:style-name="_5f_Caractères"><text:span text:style-name="T66">E = 7 × </text:span></text:span><text:span text:style-name="_5f_Caractères"><text:span text:style-name="T69">60</text:span></text:span><text:span text:style-name="_5f_Caractères"><text:span text:style-name="T66"> + 2 × 8</text:span></text:span></text:p>
        <text:p text:style-name="P28"><text:span text:style-name="_5f_Caractères"><text:span text:style-name="T66">E = </text:span></text:span><text:span text:style-name="_5f_Caractères"><text:span text:style-name="T69">420</text:span></text:span><text:span text:style-name="_5f_Caractères"><text:span text:style-name="T66"> + </text:span></text:span><text:span text:style-name="_5f_Caractères"><text:span text:style-name="T69">16</text:span></text:span></text:p>
        <text:p text:style-name="P28"><text:span text:style-name="_5f_Caractères"><text:span text:style-name="T66">E = </text:span></text:span><text:span text:style-name="_5f_Caractères"><text:span text:style-name="T69">436</text:span></text:span></text:p>
      </text:section>
      <text:list text:continue-numbering="true" text:style-name="_5f_Numérotation_20_des_20_exercices">
        <text:list-item>
          <text:h text:style-name="P84" text:outline-level="1"><text:soft-page-break/><text:span text:style-name="_5f_Caractères"><text:span text:style-name="T22">P</text:span></text:span><text:span text:style-name="_5f_Caractères"><text:span text:style-name="T18">lace des parenthèses pour que les égalités ci-dessous soient vraies. Attention, ne mets pas de parenthèses inutiles ! </text:span></text:span></text:h>
        </text:list-item>
      </text:list>
      <text:section text:style-name="Sect3" text:name="Section42">
        <text:list text:continue-numbering="true" text:style-name="_5f_Numérotation_20_des_20_exercices">
          <text:list-item>
            <text:list>
              <text:list-item>
                <text:p text:style-name="P76"><text:span text:style-name="_5f_Caractères"><text:span text:style-name="T33">4</text:span></text:span><text:span text:style-name="_5f_Caractères"><text:span text:style-name="T32"> </text:span></text:span><text:span text:style-name="_5f_Caractères"><text:span text:style-name="T33">×</text:span></text:span><text:span text:style-name="_5f_Caractères"><text:span text:style-name="T32"> </text:span></text:span><text:span text:style-name="_5f_Caractères"><text:span text:style-name="T39">(</text:span></text:span><text:span text:style-name="_5f_Caractères"><text:span text:style-name="T40">2</text:span></text:span><text:span text:style-name="_5f_Caractères"><text:span text:style-name="T39"> </text:span></text:span><text:span text:style-name="_5f_Caractères"><text:span text:style-name="T40">+</text:span></text:span><text:span text:style-name="_5f_Caractères"><text:span text:style-name="T39"> </text:span></text:span><text:span text:style-name="_5f_Caractères"><text:span text:style-name="T40">9)</text:span></text:span><text:span text:style-name="_5f_Caractères"><text:span text:style-name="T33"> </text:span></text:span><text:span text:style-name="_5f_Caractères"><text:span text:style-name="T32"> = </text:span></text:span><text:span text:style-name="_5f_Caractères"><text:span text:style-name="T29">44</text:span></text:span></text:p>
              </text:list-item>
              <text:list-item>
                <text:p text:style-name="P76"><text:span text:style-name="_5f_Caractères"><text:span text:style-name="T32"> </text:span></text:span><text:span text:style-name="_5f_Caractères"><text:span text:style-name="T39">(15 − 3)</text:span></text:span><text:span text:style-name="_5f_Caractères"><text:span text:style-name="T32"> </text:span></text:span><text:span text:style-name="_5f_Caractères"><text:span text:style-name="T29">×</text:span></text:span><text:span text:style-name="_5f_Caractères"><text:span text:style-name="T32"> </text:span></text:span><text:span text:style-name="_5f_Caractères"><text:span text:style-name="T29">2</text:span></text:span><text:span text:style-name="_5f_Caractères"><text:span text:style-name="T32"> </text:span></text:span><text:span text:style-name="_5f_Caractères"><text:span text:style-name="T34">=</text:span></text:span><text:span text:style-name="_5f_Caractères"><text:span text:style-name="T32"> </text:span></text:span><text:span text:style-name="_5f_Caractères"><text:span text:style-name="T29">24</text:span></text:span></text:p>
              </text:list-item>
              <text:list-item>
                <text:p text:style-name="P76"><text:span text:style-name="_5f_Caractères"><text:span text:style-name="T39">(5 + 5) × (5 − 5)</text:span></text:span><text:span text:style-name="_5f_Caractères"><text:span text:style-name="T32"> = </text:span></text:span><text:span text:style-name="_5f_Caractères"><text:span text:style-name="T29">0</text:span></text:span></text:p>
              </text:list-item>
              <text:list-item>
                <text:p text:style-name="P76"><text:span text:style-name="_5f_Caractères"><text:span text:style-name="T32"> </text:span></text:span><text:span text:style-name="_5f_Caractères"><text:span text:style-name="T53">[2 × (5 − 2)] × (4 + 1)</text:span></text:span><text:span text:style-name="_5f_Caractères"><text:span text:style-name="T55"> </text:span></text:span><text:span text:style-name="_5f_Caractères"><text:span text:style-name="T54">=</text:span></text:span><text:span text:style-name="_5f_Caractères"><text:span text:style-name="T55"> </text:span></text:span><text:span text:style-name="_5f_Caractères"><text:span text:style-name="T54">3</text:span></text:span><text:span text:style-name="_5f_Caractères"><text:span text:style-name="T29">0</text:span></text:span></text:p>
              </text:list-item>
              <text:list-item>
                <text:p text:style-name="P76"><text:span text:style-name="_5f_Caractères">4 × 3 − </text:span><text:span text:style-name="_5f_pointillés_20_gris"><text:span text:style-name="T74">(</text:span></text:span><text:span text:style-name="_5f_Caractères"><text:span text:style-name="T44">5 + 2</text:span></text:span><text:span text:style-name="_5f_Caractères"><text:span text:style-name="T74">)</text:span></text:span><text:span text:style-name="_5f_Caractères"> = 5</text:span></text:p>
              </text:list-item>
              <text:list-item>
                <text:p text:style-name="P76"><text:span text:style-name="_5f_pointillés_20_gris"><text:span text:style-name="T74">(</text:span></text:span><text:span text:style-name="_5f_Caractères"><text:span text:style-name="T44">8 − 3</text:span></text:span><text:span text:style-name="_5f_Caractères"><text:span text:style-name="T74">)</text:span></text:span><text:span text:style-name="_5f_Caractères"><text:span text:style-name="T45"> × </text:span></text:span><text:span text:style-name="_5f_pointillés_20_gris"><text:span text:style-name="T74">(</text:span></text:span><text:span text:style-name="_5f_Caractères"><text:span text:style-name="T44">6 + 4</text:span></text:span><text:span text:style-name="_5f_Caractères"><text:span text:style-name="T74">)</text:span></text:span><text:span text:style-name="_5f_Caractères"> = 50</text:span></text:p>
              </text:list-item>
              <text:list-item>
                <text:p text:style-name="P76"><text:span text:style-name="_5f_pointillés_20_gris"><text:span text:style-name="T74">(</text:span></text:span><text:span text:style-name="_5f_Caractères"><text:span text:style-name="T38">12 + 4 × 7</text:span></text:span><text:span text:style-name="_5f_Caractères"><text:span text:style-name="T74">)</text:span></text:span><text:span text:style-name="_5f_Caractères"> ÷ 2 = 20</text:span></text:p>
              </text:list-item>
              <text:list-item>
                <text:p text:style-name="P76"><text:span text:style-name="_5f_Caractères">14 × </text:span><text:span text:style-name="_5f_pointillés_20_gris"><text:span text:style-name="T74">(</text:span></text:span><text:span text:style-name="_5f_Caractères"><text:span text:style-name="T44">4 + 7</text:span></text:span><text:span text:style-name="_5f_Caractères"><text:span text:style-name="T74">)</text:span></text:span><text:span text:style-name="_5f_Caractères"> ÷ 2 = 77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82" text:outline-level="1"><text:span text:style-name="_5f_Caractères">On donne </text:span><text:span text:style-name="_5f_Caractères_5f_Times_5f_13"><text:span text:style-name="T25">x</text:span></text:span><text:span text:style-name="_5f_Caractères"> = 10,8 ; </text:span><text:span text:style-name="_5f_Caractères_5f_Times_5f_13"><text:span text:style-name="T25">y</text:span></text:span><text:span text:style-name="_5f_Caractères"> = 5,4 et </text:span><text:span text:style-name="_5f_Caractères_5f_Times_5f_13">z</text:span><text:span text:style-name="_5f_Caractères"> = 9. <text:line-break/>Dans chacune des expressions suivantes, remplace les lettres par leur valeur, puis calcule.</text:span></text:h>
        </text:list-item>
      </text:list>
      <text:section text:style-name="Sect4" text:name="Section46">
        <text:list text:continue-numbering="true" text:style-name="_5f_Numérotation_20_des_20_exercices">
          <text:list-item>
            <text:list>
              <text:list-item>
                <text:p text:style-name="P76"><text:span text:style-name="_5f_Caractères"><text:span text:style-name="T24">x</text:span></text:span><text:span text:style-name="_5f_Caractères"><text:span text:style-name="T58"> </text:span></text:span><text:span text:style-name="_5f_Caractères"><text:span text:style-name="T29">+ </text:span></text:span><text:span text:style-name="T29"><draw:frame draw:style-name="fr8" draw:name="Objet23" text:anchor-type="as-char" svg:y="-0.639cm" svg:width="0.372cm" svg:height="1.08cm" draw:z-index="12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      <text:p text:style-name="P77"><text:span text:style-name="_5f_Caractères"><text:span text:style-name="T70">= </text:span></text:span><text:span text:style-name="_5f_Caractères"><text:span text:style-name="T71">10,8 + </text:span></text:span><text:span text:style-name="_5f_Caractères"><text:span text:style-name="T71"><draw:frame draw:style-name="fr7" draw:name="Objet29" text:anchor-type="as-char" svg:y="-0.534cm" svg:width="0.63cm" svg:height="0.87cm" draw:z-index="13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      <text:p text:style-name="P78"><text:span text:style-name="_5f_Caractères"><text:span text:style-name="T70">= </text:span></text:span><text:span text:style-name="_5f_Caractères"><text:span text:style-name="T71">10,8 + 0,6</text:span></text:span></text:p>
                <text:p text:style-name="P78"><text:span text:style-name="_5f_Caractères"><text:span text:style-name="T70">= </text:span></text:span><text:span text:style-name="_5f_Caractères"><text:span text:style-name="T71">11,4</text:span></text:span></text:p>
              </text:list-item>
              <text:list-item>
                <text:p text:style-name="P79"><draw:frame draw:style-name="fr8" draw:name="Objet6" text:anchor-type="as-char" svg:y="-0.639cm" svg:width="1.145cm" svg:height="1.08cm" draw:z-index="13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  <text:p text:style-name="P77"><text:span text:style-name="_5f_Caractères"><text:span text:style-name="T70">= </text:span></text:span><text:span text:style-name="_5f_Caractères"><text:span text:style-name="T70"><draw:frame draw:style-name="fr7" draw:name="Objet30" text:anchor-type="as-char" svg:y="-0.631cm" svg:width="1.882cm" svg:height="0.967cm" draw:z-index="132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        <text:p text:style-name="P78"><text:span text:style-name="_5f_Caractères"><text:span text:style-name="T70">= </text:span></text:span><text:span text:style-name="_5f_Caractères"><text:span text:style-name="T70"><draw:frame draw:style-name="fr7" draw:name="Objet31" text:anchor-type="as-char" svg:y="-0.534cm" svg:width="0.852cm" svg:height="0.87cm" draw:z-index="13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        <text:p text:style-name="P78"><text:span text:style-name="_5f_Caractères"><text:span text:style-name="T70">= </text:span></text:span><text:span text:style-name="_5f_Caractères"><text:span text:style-name="T71">1,8</text:span></text:span><text:span text:style-name="_5f_pointillés_20_gris"><text:tab/></text:span></text:p>
              </text:list-item>
              <text:list-item>
                <text:p text:style-name="P79"><text:span text:style-name="_5f_pointillés_20_gris"><draw:frame draw:style-name="fr8" draw:name="Objet3" text:anchor-type="as-char" svg:y="-0.639cm" svg:width="1.122cm" svg:height="1.08cm" draw:z-index="134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      <text:p text:style-name="P77"><text:span text:style-name="_5f_Caractères"><text:span text:style-name="T70">= </text:span></text:span><text:span text:style-name="_5f_Caractères"><text:span text:style-name="T70"><draw:frame draw:style-name="fr7" draw:name="Objet32" text:anchor-type="as-char" svg:y="-0.534cm" svg:width="1.323cm" svg:height="0.967cm" draw:z-index="135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          <text:p text:style-name="P80"><text:span text:style-name="_5f_Caractères"><text:span text:style-name="T70">= </text:span></text:span><text:span text:style-name="_5f_Caractères"><text:span text:style-name="T70"><draw:frame draw:style-name="fr7" draw:name="Objet33" text:anchor-type="as-char" svg:y="-0.534cm" svg:width="0.852cm" svg:height="0.87cm" draw:z-index="136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          <text:p text:style-name="P80"><text:span text:style-name="_5f_Caractères"><text:span text:style-name="T70">= </text:span></text:span><text:span text:style-name="_5f_Caractères"><text:span text:style-name="T71">0,75</text:span></text:span></text:p>
              </text:list-item>
              <text:list-item>
                <text:p text:style-name="P76"><draw:frame draw:style-name="fr8" draw:name="Objet13" text:anchor-type="as-char" svg:y="-0.639cm" svg:width="1.145cm" svg:height="1.08cm" draw:z-index="13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    <text:p text:style-name="P77"><text:span text:style-name="_5f_Caractères"><text:span text:style-name="T70">= </text:span></text:span><text:span text:style-name="_5f_Caractères"><text:span text:style-name="T70"><draw:frame draw:style-name="fr7" draw:name="Objet34" text:anchor-type="as-char" svg:y="-0.631cm" svg:width="1.882cm" svg:height="1.064cm" draw:z-index="138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          <text:p text:style-name="P80"><text:span text:style-name="_5f_Caractères"><text:span text:style-name="T70">= </text:span></text:span><text:span text:style-name="_5f_Caractères"><text:span text:style-name="T70"><draw:frame draw:style-name="fr7" draw:name="Objet35" text:anchor-type="as-char" svg:y="-0.534cm" svg:width="0.852cm" svg:height="0.87cm" draw:z-index="139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          <text:p text:style-name="P76"><text:span text:style-name="_5f_Caractères"><text:span text:style-name="T75">= </text:span></text:span><text:span text:style-name="_5f_Caractères"><text:span text:style-name="T76">1,125</text:span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82" text:outline-level="1"><text:span text:style-name="_5f_Caractères">Une pièce de théâtre est organisée pour les 47 élèves de 6</text:span><text:span text:style-name="_5f_Caractères_5f_exposant">e</text:span><text:span text:style-name="_5f_Caractères"> et les 32 élèves de 5</text:span><text:span text:style-name="_5f_Caractères_5f_exposant">e</text:span><text:span text:style-name="_5f_Caractères"> d’u</text:span><text:span text:style-name="_5f_Caractères"><text:span text:style-name="T57">n</text:span></text:span><text:span text:style-name="_5f_Caractères"> collège. Chaque place coûte 6 €. Pour calculer le coût total à payer </text:span><text:span text:style-name="_5f_Caractères"><text:span text:style-name="T28">par</text:span></text:span><text:span text:style-name="_5f_Caractères"> le collège, Lucas a tapé la séquence suivante sur sa calculatrice scientifique : </text:span></text:h>
        </text:list-item>
      </text:list>
      <text:h text:style-name="P3" text:outline-level="1"><text:span text:style-name="_5f_Caractères"><draw:frame draw:style-name="fr2" draw:name="Cadre7" text:anchor-type="as-char" svg:y="-0.379cm" svg:width="0.549cm" style:rel-width="6%" draw:z-index="84"><draw:text-box fo:min-height="0.499cm"><text:p text:style-name="P15">47</text:p></draw:text-box></draw:frame></text:span><text:span text:style-name="_5f_Caractères"><text:span text:style-name="T9"><text:s/></text:span></text:span><text:span text:style-name="_5f_Caractères"><text:span text:style-name="T9"><draw:frame draw:style-name="fr2" draw:name="Cadre8" text:anchor-type="as-char" svg:y="-0.379cm" svg:width="0.549cm" style:rel-width="6%" draw:z-index="85"><draw:text-box fo:min-height="0.499cm"><text:h text:style-name="P2" text:outline-level="1"><text:span text:style-name="_5f_Caractères"><text:span text:style-name="T56"><text:s/>+</text:span></text:span></text:h></draw:text-box></draw:frame></text:span></text:span><text:span text:style-name="_5f_Caractères"><text:span text:style-name="T9"><text:s/></text:span></text:span><text:span text:style-name="_5f_Caractères"><text:span text:style-name="T9"><draw:frame draw:style-name="fr2" draw:name="Cadre9" text:anchor-type="as-char" svg:y="-0.379cm" svg:width="0.549cm" style:rel-width="6%" draw:z-index="86"><draw:text-box fo:min-height="0.499cm"><text:p text:style-name="P15">32</text:p></draw:text-box></draw:frame></text:span></text:span><text:span text:style-name="_5f_Caractères"><text:span text:style-name="T9"><text:s/></text:span></text:span><text:span text:style-name="_5f_Caractères"><text:span text:style-name="T9"><draw:frame draw:style-name="fr2" draw:name="Cadre10" text:anchor-type="as-char" svg:y="-0.379cm" svg:width="0.549cm" style:rel-width="6%" draw:z-index="87"><draw:text-box fo:min-height="0.499cm"><text:h text:style-name="P18" text:outline-level="1"><text:span text:style-name="_5f_Caractères"><text:s/>×</text:span></text:h></draw:text-box></draw:frame></text:span></text:span><text:span text:style-name="_5f_Caractères"><text:span text:style-name="T9"><text:s/></text:span></text:span><text:span text:style-name="_5f_Caractères"><text:span text:style-name="T9"><draw:frame draw:style-name="fr2" draw:name="Cadre111" text:anchor-type="as-char" svg:y="-0.379cm" svg:width="0.549cm" style:rel-width="6%" draw:z-index="88"><draw:text-box fo:min-height="0.499cm"><text:p text:style-name="P17">6</text:p></draw:text-box></draw:frame></text:span></text:span><text:span text:style-name="_5f_Caractères"><text:span text:style-name="T9"><text:s/></text:span></text:span><text:span text:style-name="_5f_Caractères"><text:span text:style-name="T9"><draw:frame draw:style-name="fr2" draw:name="Cadre12" text:anchor-type="as-char" svg:y="-0.379cm" svg:width="0.64cm" style:rel-width="7%" draw:z-index="89"><draw:text-box fo:min-height="0.499cm"><text:h text:style-name="P2" text:outline-level="1"><text:span text:style-name="_5f_Caractères">=</text:span><text:span text:style-name="_5f_Caractères"><text:span text:style-name="T23"> </text:span></text:span></text:h></draw:text-box></draw:frame></text:span></text:span><text:span text:style-name="_5f_Caractères"><text:span text:style-name="T9"><text:s/></text:span></text:span></text:h>
      <text:list text:continue-numbering="true" text:style-name="_5f_Numérotation_20_des_20_exercices">
        <text:list-item>
          <text:list>
            <text:list-item>
              <text:p text:style-name="P74"><text:span text:style-name="_5f_Caractères"><text:span text:style-name="T9">Explique l'erreur commise par </text:span></text:span><text:span text:style-name="_5f_Caractères"><text:span text:style-name="T17">Lucas</text:span></text:span><text:span text:style-name="_5f_Caractères"><text:span text:style-name="T9">.</text:span></text:span></text:p>
            </text:list-item>
          </text:list>
        </text:list-item>
      </text:list>
      <text:h text:style-name="P23" text:outline-level="1"><text:span text:style-name="_5f_correction"><text:span text:style-name="T77">Lucas a oublié que ce type de calculatrice respecte les priorités opératoires et qu'il aurait donc fallu mettre l'addition entre parenthèses.</text:span></text:span></text:h>
      <text:list text:continue-numbering="true" text:style-name="_5f_Numérotation_20_des_20_exercices">
        <text:list-item>
          <text:list>
            <text:list-item>
              <text:p text:style-name="P74"><text:span text:style-name="_5f_Caractères">Écris la suite de touches sur lesquelles Lucas aurait dû appuyer pour trouver le coût total.</text:span></text:p>
              <text:p text:style-name="P76"><text:span text:style-name="_5f_Caractères"><draw:frame draw:style-name="fr1" draw:name="Cadre21" text:anchor-type="as-char" svg:y="-0.379cm" svg:width="0.549cm" style:rel-width="6%" draw:z-index="115"><draw:text-box fo:min-height="0.499cm"><text:p text:style-name="P16">(</text:p></draw:text-box></draw:frame></text:span><text:span text:style-name="_5f_Caractères"><text:s/></text:span><text:span text:style-name="_5f_Caractères"><draw:frame draw:style-name="fr1" draw:name="Frame1" text:anchor-type="as-char" svg:y="-0.379cm" svg:width="0.549cm" style:rel-width="6%" draw:z-index="117"><draw:text-box fo:min-height="0.499cm"><text:p text:style-name="P15">47</text:p></draw:text-box></draw:frame></text:span><text:span text:style-name="_5f_Caractères"><text:span text:style-name="T9"><text:s/></text:span></text:span><text:span text:style-name="_5f_Caractères"><text:span text:style-name="T9"><draw:frame draw:style-name="fr1" draw:name="Frame2" text:anchor-type="as-char" svg:y="-0.379cm" svg:width="0.549cm" style:rel-width="6%" draw:z-index="119"><draw:text-box fo:min-height="0.499cm"><text:h text:style-name="P2" text:outline-level="1"><text:span text:style-name="_5f_Caractères"><text:span text:style-name="T56"><text:s/>+</text:span></text:span></text:h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Frame3" text:anchor-type="as-char" svg:y="-0.379cm" svg:width="0.549cm" style:rel-width="6%" draw:z-index="120"><draw:text-box fo:min-height="0.499cm"><text:p text:style-name="P15">32</text:p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Cadre22" text:anchor-type="as-char" svg:y="-0.379cm" svg:width="0.549cm" style:rel-width="6%" draw:z-index="121"><draw:text-box fo:min-height="0.499cm"><text:p text:style-name="P16">)</text:p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Frame4" text:anchor-type="as-char" svg:y="-0.379cm" svg:width="0.549cm" style:rel-width="6%" draw:z-index="125"><draw:text-box fo:min-height="0.499cm"><text:h text:style-name="P18" text:outline-level="1"><text:span text:style-name="_5f_Caractères"><text:s/>×</text:span></text:h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Frame5" text:anchor-type="as-char" svg:y="-0.379cm" svg:width="0.549cm" style:rel-width="6%" draw:z-index="126"><draw:text-box fo:min-height="0.499cm"><text:p text:style-name="P17">6</text:p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Cadre20" text:anchor-type="as-char" svg:y="-0.379cm" svg:width="0.64cm" style:rel-width="7%" draw:z-index="127"><draw:text-box fo:min-height="0.499cm"><text:h text:style-name="P2" text:outline-level="1"><text:span text:style-name="_5f_Caractères">=</text:span></text:h></draw:text-box></draw:frame></text:span></text:span><text:span text:style-name="_5f_Caractères"><text:span text:style-name="T9"><text:s/></text:span></text:span></text:p>
            </text:list-item>
          </text:list>
        </text:list-item>
      </text:list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81" text:outline-level="1"><text:span text:style-name="_5f_Caractères">Voici ce qu'a écrit Lydia :</text:span></text:h>
        </text:list-item>
      </text:list>
      <text:section text:style-name="Sect5" text:name="Section1">
        <text:h text:style-name="P19" text:outline-level="1"><text:span text:style-name="_5f_Caractères"><text:span text:style-name="T29">A = 46 − 4 × 9 + 7</text:span></text:span></text:h>
        <text:h text:style-name="P19" text:outline-level="1"><text:span text:style-name="_5f_Caractères"><text:span text:style-name="T30">A </text:span></text:span><text:span text:style-name="_5f_Caractères"><text:span text:style-name="T29">= 46 − 36 </text:span></text:span></text:h>
        <text:h text:style-name="P20" text:outline-level="1"><text:span text:style-name="_5f_Caractères"><text:span text:style-name="T30">A </text:span></text:span><text:span text:style-name="_5f_Caractères"><text:span text:style-name="T29">= 10 + 7</text:span></text:span></text:h>
        <text:h text:style-name="P20" text:outline-level="1"><text:span text:style-name="_5f_Caractères"><text:span text:style-name="T30">A </text:span></text:span><text:span text:style-name="_5f_Caractères"><text:span text:style-name="T29">= 17</text:span></text:span></text:h>
      </text:section>
      <text:list text:continue-numbering="true" text:style-name="_5f_Numérotation_20_des_20_exercices">
        <text:list-item>
          <text:list>
            <text:list-item>
              <text:p text:style-name="P73"><text:span text:style-name="_5f_Caractères">À l’aide de la calculatrice, calcule A. Lydia a-t-elle obtenu le bon résultat ? </text:span><text:span text:style-name="_5f_Caractères"><text:span text:style-name="T38">A = </text:span></text:span><text:span text:style-name="_5f_Caractères"><text:span text:style-name="T41">17. Lydia a obtenu le bon résultat</text:span></text:span><text:span text:style-name="_5f_Correction"><text:span text:style-name="T92"> mais le calcul est mal </text:span></text:span><text:span text:style-name="_5f_Correction"><text:span text:style-name="T93">rédigé</text:span></text:span><text:span text:style-name="_5f_Correction"><text:span text:style-name="T92"> car deux égalités sur quatre sont fausses. Pour qu'un calcul soit correct, il est nécessaire que TOUTES les égalités écrites soient vraies.</text:span></text:span></text:p>
            </text:list-item>
            <text:list-item>
              <text:p text:style-name="P74"><text:span text:style-name="_5f_Caractères">Barre en rouge les égalités fausses. </text:span></text:p>
            </text:list-item>
          </text:list>
          <text:h text:style-name="P64" text:outline-level="1"><text:span text:style-name="_5f_Caractères"><text:span text:style-name="T29">A = 46 − 4 × 9 + 7</text:span></text:span></text:h>
          <text:h text:style-name="P64" text:outline-level="1"><draw:line text:anchor-type="paragraph" draw:z-index="92" draw:name="Ligne 1" draw:style-name="gr7" draw:text-style-name="P86" svg:x1="0.557cm" svg:y1="0.588cm" svg:x2="1.822cm" svg:y2="0.002cm"><text:p/></draw:line><text:span text:style-name="_5f_Caractères"><text:span text:style-name="T42">A </text:span></text:span><text:span text:style-name="_5f_Caractères"><text:span text:style-name="T38">= 46 − 36 </text:span></text:span></text:h>
          <text:h text:style-name="P64" text:outline-level="1"><text:span text:style-name="_5f_Caractères"><text:span text:style-name="T47">A </text:span></text:span><text:span text:style-name="_5f_Caractères"><text:span text:style-name="T46">= 10 + 7</text:span></text:span></text:h>
          <text:h text:style-name="P64" text:outline-level="1"><text:span text:style-name="_5f_Caractères"><text:span text:style-name="T30">A </text:span></text:span><text:span text:style-name="_5f_Caractères"><text:span text:style-name="T29">= 17</text:span></text:span></text:h>
          <text:list text:continue-numbering="true">
            <text:list-item>
              <text:p text:style-name="P74"><text:span text:style-name="_5f_Caractères">Selon toi, Lydia a-t-elle quand même compris où se trouvent les priorités dans ce calcul ?</text:span></text:p>
            </text:list-item>
          </text:list>
        </text:list-item>
      </text:list>
      <text:h text:style-name="P26" text:outline-level="1"><text:span text:style-name="_5f_Correction"><text:span text:style-name="T91">Oui car elle a </text:span></text:span><text:span text:style-name="_5f_Correction"><text:span text:style-name="T92">respecté les priorités opératoires : effectuer la multiplication en priorité</text:span></text:span><text:span text:style-name="_5f_Correction"><text:span text:style-name="T91">.</text:span></text:span></text:h>
      <text:list text:continue-numbering="true" text:style-name="_5f_Numérotation_20_des_20_exercices">
        <text:list-item>
          <text:list>
            <text:list-item>
              <text:p text:style-name="P74"><text:span text:style-name="_5f_Caractères">Rédige correctement le calcul de A.</text:span></text:p>
            </text:list-item>
          </text:list>
          <text:h text:style-name="P64" text:outline-level="1"><text:span text:style-name="_5f_Caractères"><text:span text:style-name="T38">A = 46 − 4 × 9 + 7</text:span></text:span></text:h>
          <text:h text:style-name="P64" text:outline-level="1"><text:span text:style-name="_5f_Caractères"><text:span text:style-name="T42">A </text:span></text:span><text:span text:style-name="_5f_Caractères"><text:span text:style-name="T38">= 46 − 36 + 7</text:span></text:span></text:h>
          <text:h text:style-name="P64" text:outline-level="1"><text:span text:style-name="_5f_Caractères"><text:span text:style-name="T42">A </text:span></text:span><text:span text:style-name="_5f_Caractères"><text:span text:style-name="T38">= 10 + 7</text:span></text:span></text:h>
          <text:h text:style-name="P64" text:outline-level="1"><text:span text:style-name="_5f_Caractères"><text:span text:style-name="T42">A </text:span></text:span><text:span text:style-name="_5f_Caractères"><text:span text:style-name="T38">= 17</text:span></text:span></text:h>
        </text:list-item>
        <text:list-item>
          <text:h text:style-name="P85" text:outline-level="1"><text:span text:style-name="_5f_Caractères"><text:span text:style-name="T18">Mélanie et Aïssatou ont effectué le même calcul : </text:span></text:span><text:span text:style-name="_5f_Caractères"><text:span text:style-name="T36">P = (20 + 4 ÷ 4)</text:span></text:span><text:span text:style-name="_5f_Caractères"><text:span text:style-name="T37"> </text:span></text:span><text:span text:style-name="_5f_Caractères"><text:span text:style-name="T36">×</text:span></text:span><text:span text:style-name="_5f_Caractères"><text:span text:style-name="T37"> </text:span></text:span><text:span text:style-name="_5f_Caractères"><text:span text:style-name="T36">8 − 6</text:span></text:span><text:span text:style-name="_5f_Caractères"><text:span text:style-name="T18">. </text:span></text:span><text:span text:style-name="_5f_Caractères"><text:span text:style-name="T19">Elles ont </text:span></text:span><text:span text:style-name="_5f_Caractères"><text:span text:style-name="T18">trouvé le même résultat et pensent avoir </text:span></text:span><text:span text:style-name="_5f_Caractères"><text:span text:style-name="T21">bon</text:span></text:span><text:span text:style-name="_5f_Caractères"><text:span text:style-name="T18">. Qu'en penses-tu ?</text:span></text:span></text:h>
        </text:list-item>
      </text:list>
      <text:section text:style-name="Sect4" text:name="Section49">
        <text:h text:style-name="_5f_Paragraphe" text:outline-level="1"><text:span text:style-name="_5f_Caractères"><text:span text:style-name="T26">C</text:span></text:span><text:span text:style-name="_5f_Caractères">alcul de Mélanie</text:span></text:h>
        <text:h text:style-name="P21" text:outline-level="1"><text:span text:style-name="_5f_Caractères"><text:span text:style-name="T29">P = (20 + 1) × 8 − 6</text:span></text:span></text:h>
        <text:h text:style-name="P21" text:outline-level="1"><text:span text:style-name="_5f_Caractères"><text:span text:style-name="T29">P = 21 × 2</text:span></text:span></text:h>
        <text:h text:style-name="P21" text:outline-level="1"><text:span text:style-name="_5f_Caractères"><text:span text:style-name="T29">P = 42</text:span></text:span></text:h>
        <text:h text:style-name="_5f_Paragraphe" text:outline-level="1"><text:span text:style-name="_5f_Caractères"><text:span text:style-name="T31">C</text:span></text:span><text:span text:style-name="_5f_Caractères"><text:span text:style-name="T29">al</text:span></text:span><text:span text:style-name="_5f_Caractères"><text:span text:style-name="T58">cu</text:span></text:span><text:span text:style-name="_5f_Caractères"><text:span text:style-name="T29">l </text:span></text:span><text:span text:style-name="_5f_Caractères"><text:span text:style-name="T58">d'</text:span></text:span><text:span text:style-name="_5f_Caractères"><text:span text:style-name="T29">Aïssatou</text:span></text:span></text:h>
        <text:h text:style-name="P21" text:outline-level="1"><text:span text:style-name="_5f_Caractères"><text:span text:style-name="T29">P = (24 ÷ 4) × 8 − 6</text:span></text:span></text:h>
        <text:h text:style-name="P22" text:outline-level="1"><text:span text:style-name="_5f_Caractères"><text:span text:style-name="T29">P = 6 × 8 − 6</text:span></text:span></text:h>
        <text:h text:style-name="P22" text:outline-level="1"><text:span text:style-name="_5f_Caractères"><text:span text:style-name="T29">P = 48 − 6 = 42</text:span></text:span></text:h>
      </text:section>
      <text:h text:style-name="P29" text:outline-level="1"><text:span text:style-name="_5f_correction_20_surlignée"><text:span text:style-name="T29">Les</text:span></text:span><text:span text:style-name="_5f_correction_20_surlignée"><text:span text:style-name="T78"> deux calculs sont faux !</text:span></text:span></text:h>
      <text:h text:style-name="P65" text:outline-level="1"><text:span text:style-name="_5f_correction_20_surlignée"><text:span text:style-name="T29">Mélanie a calculé la différence 8 </text:span></text:span><text:span text:style-name="_5f_Caractères"><text:span text:style-name="T38">−</text:span></text:span><text:span text:style-name="_5f_correction_20_surlignée"><text:span text:style-name="T29"> 6 avant le produit </text:span></text:span><text:span text:style-name="_5f_correction_20_surlignée"><text:span text:style-name="T35">21</text:span></text:span><text:span text:style-name="_5f_correction_20_surlignée"><text:span text:style-name="T49"> × 8</text:span></text:span><text:span text:style-name="_5f_correction_20_surlignée"><text:span text:style-name="T29">.</text:span></text:span></text:h>
      <text:h text:style-name="P66" text:outline-level="1"><text:span text:style-name="_5f_correction_20_surlignée"><text:span text:style-name="T29">Aïssatou a calculé la somme 20 + 4 avant le quotient </text:span></text:span><text:span text:style-name="_5f_correction_20_surlignée"><text:span text:style-name="T52">4 ÷ 4</text:span></text:span><text:span text:style-name="_5f_correction_20_surlignée"><text:span text:style-name="T29">.</text:span></text:span></text:h>
      <text:h text:style-name="P26" text:outline-level="1"><text:span text:style-name="_5f_correction_20_surlignée"><text:span text:style-name="T29">Le calcul correct est :</text:span></text:span></text:h>
      <text:h text:style-name="P31" text:outline-level="1"><text:span text:style-name="_5f_correction_20_surlignée"><text:span text:style-name="T48">P = (</text:span></text:span><text:span text:style-name="_5f_correction_20_surlignée"><text:span text:style-name="T52">20 </text:span></text:span><text:span text:style-name="_5f_Caractères"><text:span text:style-name="T16">+</text:span></text:span><text:span text:style-name="_5f_correction_20_surlignée"><text:span text:style-name="T52"> </text:span></text:span><text:span text:style-name="_5f_correction_20_surlignée"><text:span text:style-name="T50">4 ÷ 4</text:span></text:span><text:span text:style-name="_5f_correction_20_surlignée"><text:span text:style-name="T48">) × 8 − 6<text:line-break/>P =</text:span></text:span><text:span text:style-name="_5f_correction_20_surlignée"><text:span text:style-name="T51"> </text:span></text:span><text:span text:style-name="_5f_correction_20_surlignée"><text:span text:style-name="T48">(</text:span></text:span><text:span text:style-name="_5f_correction_20_surlignée"><text:span text:style-name="T50">20 </text:span></text:span><text:span text:style-name="_5f_Caractères"><text:span text:style-name="T15">+</text:span></text:span><text:span text:style-name="_5f_correction_20_surlignée"><text:span text:style-name="T50"> 1</text:span></text:span><text:span text:style-name="_5f_correction_20_surlignée"><text:span text:style-name="T48">) × 8 − 6<text:line-break/>P = </text:span></text:span><text:span text:style-name="_5f_correction_20_surlignée"><text:span text:style-name="T50">21 × 8</text:span></text:span><text:span text:style-name="_5f_correction_20_surlignée"><text:span text:style-name="T48"> − 6<text:line-break/>P = 168 − 6<text:line-break/>P = 162</text:span></text:span></text:h>
      <text:list text:continue-numbering="true" text:style-name="_5f_Numérotation_20_des_20_exercices">
        <text:list-item>
          <text:h text:style-name="P82" text:outline-level="1"><text:soft-page-break/><text:span text:style-name="_5f_Caractères"><text:span text:style-name="T11">Calcule les expressions numériques suivantes en détaillant les étapes, puis vérifie ton résultat avec une calculatrice.</text:span></text:span></text:h>
        </text:list-item>
      </text:list>
      <text:section text:style-name="Sect1" text:name="Section48">
        <text:section text:style-name="Sect3" text:name="Section2">
          <text:h text:style-name="P20" text:outline-level="1"><text:span text:style-name="_5f_Caractères">A = </text:span><draw:frame draw:style-name="fr6" draw:name="Objet151" text:anchor-type="as-char" svg:y="-0.534cm" svg:width="1.436cm" svg:height="0.87cm" draw:z-index="93"><draw:object xlink:href="./Object 17" xlink:type="simple" xlink:show="embed" xlink:actuate="onLoad"/><draw:image xlink:href="./ObjectReplacements/Object 17" xlink:type="simple" xlink:show="embed" xlink:actuate="onLoad"/><svg:desc>formula</svg:desc></draw:frame></text:h>
          <text:h text:style-name="P26" text:outline-level="1"><text:span text:style-name="_5f_Caractères"><text:span text:style-name="T59">A = </text:span></text:span><text:span text:style-name="_5f_Caractères"><text:span text:style-name="T65">15</text:span></text:span><text:span text:style-name="_5f_Caractères"><text:span text:style-name="T43"> + 2</text:span></text:span></text:h>
          <text:h text:style-name="P26" text:outline-level="1"><text:span text:style-name="_5f_Caractères"><text:span text:style-name="T59">A = </text:span></text:span><text:span text:style-name="_5f_Caractères"><text:span text:style-name="T65">17</text:span></text:span></text:h>
          <text:h text:style-name="P20" text:outline-level="1"><text:span text:style-name="_5f_Caractères">B = 12,2 − 2,2 × 5</text:span></text:h>
          <text:h text:style-name="P27" text:outline-level="1"><text:span text:style-name="_5f_Caractères"><text:span text:style-name="T59">B = 12,2 − </text:span></text:span><text:span text:style-name="_5f_Caractères"><text:span text:style-name="T65">11</text:span></text:span></text:h>
          <text:h text:style-name="P27" text:outline-level="1"><text:span text:style-name="_5f_Caractères"><text:span text:style-name="T59">B = 1,</text:span></text:span><text:span text:style-name="_5f_Caractères"><text:span text:style-name="T65">2</text:span></text:span></text:h>
          <text:h text:style-name="P20" text:outline-level="1"><text:span text:style-name="_5f_Caractères">C = </text:span><draw:frame draw:style-name="fr6" draw:name="Objet16" text:anchor-type="as-char" svg:y="-0.534cm" svg:width="1.722cm" svg:height="0.87cm" draw:z-index="94"><draw:object xlink:href="./Object 18" xlink:type="simple" xlink:show="embed" xlink:actuate="onLoad"/><draw:image xlink:href="./ObjectReplacements/Object 18" xlink:type="simple" xlink:show="embed" xlink:actuate="onLoad"/><svg:desc>formula</svg:desc></draw:frame></text:h>
          <text:h text:style-name="P27" text:outline-level="1"><text:span text:style-name="_5f_Caractères"><text:span text:style-name="T65">C</text:span></text:span><text:span text:style-name="_5f_Caractères"><text:span text:style-name="T59"> = </text:span></text:span><text:span text:style-name="_5f_Caractères"><text:span text:style-name="T65">3,3</text:span></text:span><text:span text:style-name="_5f_Caractères"><text:span text:style-name="T59"> − </text:span></text:span><text:span text:style-name="_5f_Caractères"><text:span text:style-name="T65">3,1</text:span></text:span></text:h>
          <text:h text:style-name="P27" text:outline-level="1"><text:span text:style-name="_5f_Caractères"><text:span text:style-name="T65">C</text:span></text:span><text:span text:style-name="_5f_Caractères"><text:span text:style-name="T59"> = </text:span></text:span><text:span text:style-name="_5f_Caractères"><text:span text:style-name="T65">0</text:span></text:span><text:span text:style-name="_5f_Caractères"><text:span text:style-name="T59">,</text:span></text:span><text:span text:style-name="_5f_Caractères"><text:span text:style-name="T65">2</text:span></text:span></text:h>
          <text:h text:style-name="P20" text:outline-level="1"><text:span text:style-name="_5f_Caractères">D  = </text:span><text:span text:style-name="_5f_Caractères"><draw:frame draw:style-name="fr6" draw:name="Objet171" text:anchor-type="as-char" svg:y="-0.534cm" svg:width="1.722cm" svg:height="0.87cm" draw:z-index="9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_5f_Caractères"> </text:span></text:h>
          <text:h text:style-name="P27" text:outline-level="1"><text:span text:style-name="_5f_Caractères"><text:span text:style-name="T65">D</text:span></text:span><text:span text:style-name="_5f_Caractères"><text:span text:style-name="T59"> = </text:span></text:span><text:span text:style-name="_5f_Caractères"><text:span text:style-name="T65">9,2</text:span></text:span><text:span text:style-name="_5f_Caractères"><text:span text:style-name="T59"> − </text:span></text:span><text:span text:style-name="_5f_Caractères"><text:span text:style-name="T65">0,8</text:span></text:span></text:h>
          <text:h text:style-name="P27" text:outline-level="1"><text:span text:style-name="_5f_Caractères"><text:span text:style-name="T65">D</text:span></text:span><text:span text:style-name="_5f_Caractères"><text:span text:style-name="T59"> = </text:span></text:span><text:span text:style-name="_5f_Caractères"><text:span text:style-name="T65">8,4</text:span></text:span></text:h>
          <text:h text:style-name="P20" text:outline-level="1"><text:span text:style-name="_5f_Caractères">G = </text:span><draw:frame draw:style-name="fr6" draw:name="Objet19" text:anchor-type="as-char" svg:y="-0.631cm" svg:width="1.212cm" svg:height="0.967cm" draw:z-index="96"><draw:object xlink:href="./Object 21" xlink:type="simple" xlink:show="embed" xlink:actuate="onLoad"/><draw:image xlink:href="./ObjectReplacements/Object 21" xlink:type="simple" xlink:show="embed" xlink:actuate="onLoad"/><svg:desc>formula</svg:desc></draw:frame></text:h>
          <text:h text:style-name="P26" text:outline-level="1"><text:span text:style-name="_5f_Caractères"><text:span text:style-name="T59">G = </text:span></text:span><text:span text:style-name="_5f_Caractères"><text:span text:style-name="T59"><draw:frame draw:style-name="fr5" draw:name="Objet36" text:anchor-type="as-char" svg:y="-0.534cm" svg:width="0.517cm" svg:height="0.87cm" draw:z-index="118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h>
          <text:h text:style-name="P27" text:outline-level="1"><text:span text:style-name="_5f_Caractères"><text:span text:style-name="T65">G</text:span></text:span><text:span text:style-name="_5f_Caractères"><text:span text:style-name="T59"> = </text:span></text:span><text:span text:style-name="_5f_Caractères"><text:span text:style-name="T65">4,5</text:span></text:span><text:span text:style-name="_5f_Caractères"><text:tab/></text:span></text:h>
          <text:h text:style-name="P20" text:outline-level="1"><text:span text:style-name="_5f_Caractères">H = </text:span><draw:frame draw:style-name="fr6" draw:name="Objet20" text:anchor-type="as-char" svg:y="-0.995cm" svg:width="0.644cm" svg:height="1.33cm" draw:z-index="97"><draw:object xlink:href="./Object 22" xlink:type="simple" xlink:show="embed" xlink:actuate="onLoad"/><draw:image xlink:href="./ObjectReplacements/Object 22" xlink:type="simple" xlink:show="embed" xlink:actuate="onLoad"/><svg:desc>formula</svg:desc></draw:frame></text:h>
          <text:h text:style-name="P26" text:outline-level="1"><text:span text:style-name="_5f_Caractères"><text:span text:style-name="T65">H</text:span></text:span><text:span text:style-name="_5f_Caractères"><text:span text:style-name="T59"> = </text:span></text:span><text:span text:style-name="_5f_Caractères"><text:span text:style-name="T59"><draw:frame draw:style-name="fr5" draw:name="Objet37" text:anchor-type="as-char" svg:y="-0.534cm" svg:width="0.293cm" svg:height="0.87cm" draw:z-index="113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h>
          <text:h text:style-name="P27" text:outline-level="1"><text:span text:style-name="_5f_Caractères"><text:span text:style-name="T65">H</text:span></text:span><text:span text:style-name="_5f_Caractères"><text:span text:style-name="T59"> = </text:span></text:span><text:span text:style-name="_5f_Caractères"><text:span text:style-name="T65">1,5</text:span></text:span></text:h>
          <text:h text:style-name="P20" text:outline-level="1"><text:span text:style-name="_5f_Caractères">I = </text:span><draw:frame draw:style-name="fr6" draw:name="Objet212" text:anchor-type="as-char" svg:y="-0.534cm" svg:width="0.727cm" svg:height="1.33cm" draw:z-index="98"><draw:object xlink:href="./Object 23" xlink:type="simple" xlink:show="embed" xlink:actuate="onLoad"/><draw:image xlink:href="./ObjectReplacements/Object 23" xlink:type="simple" xlink:show="embed" xlink:actuate="onLoad"/><svg:desc>formula</svg:desc></draw:frame></text:h>
          <text:h text:style-name="P26" text:outline-level="1"><text:span text:style-name="_5f_Caractères"><text:span text:style-name="T65">I</text:span></text:span><text:span text:style-name="_5f_Caractères"><text:span text:style-name="T59"> = </text:span></text:span><text:span text:style-name="_5f_Caractères"><text:span text:style-name="T59"><draw:frame draw:style-name="fr5" draw:name="Objet38" text:anchor-type="as-char" svg:y="-0.534cm" svg:width="0.517cm" svg:height="0.87cm" draw:z-index="108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h>
          <text:h text:style-name="P26" text:outline-level="1"><text:span text:style-name="_5f_Caractères"><text:span text:style-name="T65">I</text:span></text:span><text:span text:style-name="_5f_Caractères"><text:span text:style-name="T59"> = </text:span></text:span><text:span text:style-name="_5f_Caractères"><text:span text:style-name="T65">6</text:span></text:span></text:h>
          <text:h text:style-name="P20" text:outline-level="1"><text:span text:style-name="_5f_Caractères">J = </text:span><text:span text:style-name="_5f_Caractères"><draw:frame draw:style-name="fr6" draw:name="Objet22" text:anchor-type="as-char" svg:y="-0.534cm" svg:width="1.05cm" svg:height="0.91cm" draw:z-index="9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Caractères"> </text:span></text:h>
          <text:h text:style-name="P26" text:outline-level="1"><text:span text:style-name="_5f_Caractères"><text:span text:style-name="T65">J</text:span></text:span><text:span text:style-name="_5f_Caractères"><text:span text:style-name="T59"> = </text:span></text:span><text:span text:style-name="_5f_Caractères"><text:span text:style-name="T59"><draw:frame draw:style-name="fr5" draw:name="Objet39" text:anchor-type="as-char" svg:y="-0.534cm" svg:width="0.517cm" svg:height="0.87cm" draw:z-index="103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h>
          <text:h text:style-name="P26" text:outline-level="1"><text:span text:style-name="_5f_Caractères"><text:span text:style-name="T65">J</text:span></text:span><text:span text:style-name="_5f_Caractères"><text:span text:style-name="T59"> = </text:span></text:span><text:span text:style-name="_5f_Caractères"><text:span text:style-name="T65">6</text:span></text:span></text:h>
          <text:h text:style-name="P20" text:outline-level="1"><text:span text:style-name="_5f_Caractères">L = </text:span><draw:frame draw:style-name="fr6" draw:name="Objet24" text:anchor-type="as-char" svg:y="-0.577cm" svg:width="1.498cm" svg:height="0.91cm" draw:z-index="90"><draw:object xlink:href="./Object 26" xlink:type="simple" xlink:show="embed" xlink:actuate="onLoad"/><draw:image xlink:href="./ObjectReplacements/Object 26" xlink:type="simple" xlink:show="embed" xlink:actuate="onLoad"/><svg:desc>formula</svg:desc></draw:frame></text:h>
          <text:h text:style-name="P26" text:outline-level="1"><text:span text:style-name="_5f_Caractères"><text:span text:style-name="T65">L</text:span></text:span><text:span text:style-name="_5f_Caractères"><text:span text:style-name="T59"> = </text:span></text:span><text:span text:style-name="_5f_Caractères"><text:span text:style-name="T59"><draw:frame draw:style-name="fr5" draw:name="Objet41" text:anchor-type="as-char" svg:y="-0.534cm" svg:width="0.517cm" svg:height="0.87cm" draw:z-index="100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h>
          <text:h text:style-name="P26" text:outline-level="1"><text:span text:style-name="_5f_Caractères"><text:span text:style-name="T65">L</text:span></text:span><text:span text:style-name="_5f_Caractères"><text:span text:style-name="T59"> = </text:span></text:span><text:span text:style-name="_5f_Caractères"><text:span text:style-name="T65">4,5</text:span></text:span></text:h>
        </text:section>
        <text:h text:style-name="_5f_Paragraphe" text:outline-level="1"><text:span text:style-name="_5f_Caractères"/></text:h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correction" style:display-name="_correction" style:family="text">
      <style:text-properties style:font-name="Bitstream Vera Sans6" fo:font-family="'Bitstream Vera Sans'" style:font-style-name="Roman" style:font-family-generic="swiss" style:font-pitch="variable" fo:font-size="9pt" fo:background-color="#ffff00"/>
    </style:style>
    <style:style style:name="_5f_Caractère_20_manuel" style:display-name="_Caractère manuel" style:family="text">
      <style:text-properties fo:color="#00000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_5f_Correction" style:display-name="_Correction" style:family="text" style:parent-style-name="_5f_Caractère_20_manuel">
      <style:text-properties fo:color="#000000" loext:opacity="100%" style:font-name="Bitstream Vera Sans6" fo:font-family="'Bitstream Vera Sans'" style:font-style-name="Roman" style:font-family-generic="swiss" style:font-pitch="variable" fo:font-size="9pt" fo:font-style="normal" fo:background-color="#ffff00" style:font-style-asian="normal" style:font-style-complex="normal"/>
    </style:style>
    <style:style style:name="_5f_correction_20_surlignée" style:display-name="_correction surlignée" style:family="text">
      <style:text-properties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21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3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9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41" draw:name="Ligne_Entete_Impair_Numerique_2col" draw:style-name="Mgr5" draw:text-style-name="MP4" svg:x1="16.023cm" svg:y1="0.36cm" svg:x2="20.496cm" svg:y2="0.36cm"><text:p/></draw:line><draw:line text:anchor-type="paragraph" draw:z-index="48" draw:name="Ligne_Verticale_Impair_Numerique_2col" draw:style-name="Mgr5" draw:text-style-name="MP4" svg:x1="9.477cm" svg:y1="2.007cm" svg:x2="9.477cm" svg:y2="27.044cm"><text:p/></draw:line>Calculs avec parenthèses</text:p>
      </style:header>
      <style:header-left>
        <text:p text:style-name="MP1"><draw:path text:anchor-type="paragraph" draw:z-index="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4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49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42" draw:name="Ligne_Entete_Pair_Numerique_2col" draw:style-name="Mgr5" draw:text-style-name="MP4" svg:x1="16.023cm" svg:y1="0.36cm" svg:x2="20.496cm" svg:y2="0.36cm"><text:p/></draw:line><draw:line text:anchor-type="paragraph" draw:z-index="50" draw:name="Ligne_Verticale_Pair_Numerique_2col" draw:style-name="Mgr5" draw:text-style-name="MP4" svg:x1="9.477cm" svg:y1="2.007cm" svg:x2="9.477cm" svg:y2="27.044cm"><text:p/></draw:line>Calculs avec parenthès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44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45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55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8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3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56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7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2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59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1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4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60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2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5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4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5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51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54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0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52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53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1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5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priorités opératoire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63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5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64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6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67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8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40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46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9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41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7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6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142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46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143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47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8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9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144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48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145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49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6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52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9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153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7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0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4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50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54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7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151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55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8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2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3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32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8" draw:name="Ligne_Entete_Impair_Programmation_2col" draw:style-name="Mgr20" draw:text-style-name="MP4" svg:x1="16.023cm" svg:y1="0.36cm" svg:x2="20.496cm" svg:y2="0.36cm"><text:p/></draw:line><draw:frame text:anchor-type="paragraph" draw:z-index="36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33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9" draw:name="Ligne_Entete_Pair_Programmation_2col" draw:style-name="Mgr20" draw:text-style-name="MP4" svg:x1="16.023cm" svg:y1="0.36cm" svg:x2="20.496cm" svg:y2="0.36cm"><text:p/></draw:line><draw:frame text:anchor-type="paragraph" draw:z-index="37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30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6" draw:name="Ligne_Entete_Impair_Programmation_1col" draw:style-name="Mgr20" draw:text-style-name="MP4" svg:x1="16.023cm" svg:y1="0.36cm" svg:x2="20.496cm" svg:y2="0.36cm"><text:p/></draw:line><draw:frame text:anchor-type="paragraph" draw:z-index="34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31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7" draw:name="Ligne_Entete_Pair_Programmation_1col" draw:style-name="Mgr20" draw:text-style-name="MP4" svg:x1="16.023cm" svg:y1="0.36cm" svg:x2="20.496cm" svg:y2="0.36cm"><text:p/></draw:line><draw:frame text:anchor-type="paragraph" draw:z-index="35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6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7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9T10:48:17.642850958</meta:creation-date>
    <meta:editing-duration>PT4H38M</meta:editing-duration>
    <meta:editing-cycles>45</meta:editing-cycles>
    <meta:generator>LibreOffice/24.2.5.2$Windows_X86_64 LibreOffice_project/bffef4ea93e59bebbeaf7f431bb02b1a39ee8a59</meta:generator>
    <dc:date>2024-07-13T17:53:21.745000000</dc:date>
    <meta:document-statistic meta:table-count="0" meta:image-count="0" meta:object-count="40" meta:page-count="3" meta:paragraph-count="248" meta:word-count="1290" meta:character-count="4833" meta:non-whitespace-character-count="3688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n>5</mn>
      <mn>4</mn>
    </mfrac>
    <annotation encoding="StarMath 5.0">{5} over {4}</annotation>
  </semantics>
</math>
</file>

<file path=Object 10/content.xml><?xml version="1.0" encoding="utf-8"?>
<math xmlns="http://www.w3.org/1998/Math/MathML" display="block">
  <semantics>
    <mfrac>
      <mrow>
        <mn>45</mn>
        <mi>,</mi>
        <mn>5</mn>
      </mrow>
      <mn>5</mn>
    </mfrac>
    <annotation encoding="StarMath 5.0">{{45},{5}} over {5}</annotation>
  </semantics>
</math>
</file>

<file path=Object 11/content.xml><?xml version="1.0" encoding="utf-8"?>
<math xmlns="http://www.w3.org/1998/Math/MathML" display="block">
  <semantics>
    <mfrac>
      <mn>27</mn>
      <mrow>
        <mn>2</mn>
        <mrow>
          <mspace width="0.5em"/>
          <mo stretchy="false">×</mo>
          <mspace width="0.5em"/>
        </mrow>
        <mn>3</mn>
      </mrow>
    </mfrac>
    <annotation encoding="StarMath 5.0">{27} over {{2}`times` {3}}</annotation>
  </semantics>
</math>
</file>

<file path=Object 12/content.xml><?xml version="1.0" encoding="utf-8"?>
<math xmlns="http://www.w3.org/1998/Math/MathML" display="block">
  <semantics>
    <mfrac>
      <mn>27</mn>
      <mn>6</mn>
    </mfrac>
    <annotation encoding="StarMath 5.0">{27} over {6}</annotation>
  </semantics>
</math>
</file>

<file path=Object 13/content.xml><?xml version="1.0" encoding="utf-8"?>
<math xmlns="http://www.w3.org/1998/Math/MathML" display="block">
  <semantics>
    <mstyle mathsize="13pt">
      <mfrac>
        <mi>y</mi>
        <mi>z</mi>
      </mfrac>
    </mstyle>
    <annotation encoding="StarMath 5.0">size 13 {{y} over {z}}</annotation>
  </semantics>
</math>
</file>

<file path=Object 14/content.xml><?xml version="1.0" encoding="utf-8"?>
<math xmlns="http://www.w3.org/1998/Math/MathML" display="block">
  <semantics>
    <mstyle mathsize="10pt">
      <mfrac>
        <mn>5,4</mn>
        <mn>9</mn>
      </mfrac>
    </mstyle>
    <annotation encoding="StarMath 5.0">size 10 {{5,4} over {9}}</annotation>
  </semantics>
</math>
</file>

<file path=Object 15/content.xml><?xml version="1.0" encoding="utf-8"?>
<math xmlns="http://www.w3.org/1998/Math/MathML" display="block">
  <semantics>
    <mstyle mathsize="13pt">
      <mfrac>
        <mrow>
          <mi>x</mi>
          <mspace width="0.5em"/>
          <mstyle mathsize="13pt">
            <mrow>
              <mo stretchy="false">+</mo>
              <mspace width="0.5em"/>
            </mrow>
          </mstyle>
          <mi>y</mi>
        </mrow>
        <mi>z</mi>
      </mfrac>
    </mstyle>
    <annotation encoding="StarMath 5.0">size 13 {{x` size 13 +`y} over {z}}</annotation>
  </semantics>
</math>
</file>

<file path=Object 16/content.xml><?xml version="1.0" encoding="utf-8"?>
<math xmlns="http://www.w3.org/1998/Math/MathML" display="block">
  <semantics>
    <mfrac>
      <mrow>
        <mn>10,8</mn>
        <mspace width="0.5em"/>
        <mstyle mathsize="13pt">
          <mrow>
            <mo stretchy="false">+</mo>
            <mspace width="0.5em"/>
          </mrow>
        </mstyle>
        <mn>5,4</mn>
      </mrow>
      <mn>9</mn>
    </mfrac>
    <annotation encoding="StarMath 5.0">{{10,8 ` size 13 +` 5,4} over {9}}</annotation>
  </semantics>
</math>
</file>

<file path=Object 17/content.xml><?xml version="1.0" encoding="utf-8"?>
<math xmlns="http://www.w3.org/1998/Math/MathML" display="block">
  <semantics>
    <mrow>
      <mn>15</mn>
      <mspace width="0.5em"/>
      <mstyle mathsize="13pt">
        <mrow>
          <mo stretchy="false">+</mo>
          <mspace width="0.5em"/>
        </mrow>
      </mstyle>
      <mfrac>
        <mn>10</mn>
        <mn>5</mn>
      </mfrac>
    </mrow>
    <annotation encoding="StarMath 5.0">15 ` size 13 +` {10} over {5}</annotation>
  </semantics>
</math>
</file>

<file path=Object 18/content.xml><?xml version="1.0" encoding="utf-8"?>
<math xmlns="http://www.w3.org/1998/Math/MathML" display="block">
  <semantics>
    <mrow>
      <mfrac>
        <mrow>
          <mn>9</mn>
          <mn>,9</mn>
        </mrow>
        <mn>3</mn>
      </mfrac>
      <mspace width="0.5em"/>
      <mstyle mathsize="11pt">
        <mtext>−</mtext>
      </mstyle>
      <mspace width="0.5em"/>
      <mn>3</mn>
      <mn>,1</mn>
    </mrow>
    <annotation encoding="StarMath 5.0">{9,9} over {3} ` size 11 "−" ` 3,1</annotation>
  </semantics>
</math>
</file>

<file path=Object 19/content.xml><?xml version="1.0" encoding="utf-8"?>
<math xmlns="http://www.w3.org/1998/Math/MathML" display="block">
  <semantics>
    <mrow>
      <mn>9</mn>
      <mn>,2</mn>
      <mspace width="0.5em"/>
      <mstyle mathsize="11pt">
        <mtext>−</mtext>
      </mstyle>
      <mspace width="0.5em"/>
      <mfrac>
        <mrow>
          <mn>7</mn>
          <mn>,2</mn>
        </mrow>
        <mn>9</mn>
      </mfrac>
    </mrow>
    <annotation encoding="StarMath 5.0">9,2 ` size 11 "−" ` {7,2} over {9}</annotation>
  </semantics>
</math>
</file>

<file path=Object 2/content.xml><?xml version="1.0" encoding="utf-8"?>
<math xmlns="http://www.w3.org/1998/Math/MathML" display="block">
  <semantics>
    <mfrac>
      <mrow>
        <mn>17</mn>
        <mspace width="0.5em"/>
        <mstyle mathsize="11pt">
          <mtext>−</mtext>
        </mstyle>
        <mspace width="0.5em"/>
        <mn>15</mn>
      </mrow>
      <mrow>
        <mn>3</mn>
        <mspace width="0.5em"/>
        <mstyle mathsize="13pt">
          <mrow>
            <mo stretchy="false">+</mo>
            <mspace width="0.5em"/>
          </mrow>
        </mstyle>
        <mn>2</mn>
      </mrow>
    </mfrac>
    <annotation encoding="StarMath 5.0">{{17}` size 11 "−" `{15}} over {{3}` size 13 +`{2}}</annotation>
  </semantics>
</math>
</file>

<file path=Object 20/content.xml><?xml version="1.0" encoding="utf-8"?>
<math xmlns="http://www.w3.org/1998/Math/MathML" display="block">
  <semantics>
    <mfrac>
      <mrow>
        <mn>17</mn>
        <mspace width="0.5em"/>
        <mstyle mathsize="11pt">
          <mtext>−</mtext>
        </mstyle>
        <mspace width="0.5em"/>
        <mn>5</mn>
      </mrow>
      <mn>3</mn>
    </mfrac>
    <annotation encoding="StarMath 5.0">{{17}`  size 11 "−"  `{5}} over {3}</annotation>
  </semantics>
</math>
</file>

<file path=Object 21/content.xml><?xml version="1.0" encoding="utf-8"?>
<math xmlns="http://www.w3.org/1998/Math/MathML" display="block">
  <semantics>
    <mfrac>
      <mrow>
        <mn>36</mn>
        <mspace width="0.5em"/>
        <mstyle mathsize="13pt">
          <mrow>
            <mo stretchy="false">+</mo>
            <mspace width="0.5em"/>
          </mrow>
        </mstyle>
        <mn>9</mn>
      </mrow>
      <mn>10</mn>
    </mfrac>
    <annotation encoding="StarMath 5.0">{{36} ` size 13 +` {9}} over {10}</annotation>
  </semantics>
</math>
</file>

<file path=Object 22/content.xml><?xml version="1.0" encoding="utf-8"?>
<math xmlns="http://www.w3.org/1998/Math/MathML" display="block">
  <semantics>
    <mfrac>
      <mfrac>
        <mn>30</mn>
        <mn>10</mn>
      </mfrac>
      <mrow>
        <mspace width="2em"/>
        <mn>2</mn>
        <mspace width="2em"/>
      </mrow>
    </mfrac>
    <annotation encoding="StarMath 5.0">{{30} over {10}} over {````2````}</annotation>
  </semantics>
</math>
</file>

<file path=Object 23/content.xml><?xml version="1.0" encoding="utf-8"?>
<math xmlns="http://www.w3.org/1998/Math/MathML" display="block">
  <semantics>
    <mfrac>
      <mrow>
        <mspace width="1em"/>
        <mn>30</mn>
        <mspace width="1em"/>
      </mrow>
      <mfrac>
        <mn>10</mn>
        <mn>2</mn>
      </mfrac>
    </mfrac>
    <annotation encoding="StarMath 5.0">{``30``} over {{10} over {2}}</annotation>
  </semantics>
</math>
</file>

<file path=Object 24/content.xml><?xml version="1.0" encoding="utf-8"?>
<math xmlns="http://www.w3.org/1998/Math/MathML" display="block">
  <semantics>
    <mfrac>
      <mrow>
        <mn>9</mn>
        <mrow>
          <mspace width="0.5em"/>
          <mo stretchy="false">×</mo>
          <mspace width="0.5em"/>
        </mrow>
        <mn>4</mn>
      </mrow>
      <mrow>
        <mn>8</mn>
        <mspace width="0.5em"/>
        <mstyle mathsize="11pt">
          <mtext>−</mtext>
        </mstyle>
        <mspace width="0.5em"/>
        <mn>2</mn>
      </mrow>
    </mfrac>
    <annotation encoding="StarMath 5.0">{{9} `times` {4}} over {{8} ` size 11 "−" ` {2}}</annotation>
  </semantics>
</math>
</file>

<file path=Object 25/content.xml><?xml version="1.0" encoding="utf-8"?>
<math xmlns="http://www.w3.org/1998/Math/MathML" display="block">
  <semantics>
    <mfrac>
      <mn>12</mn>
      <mn>3</mn>
    </mfrac>
    <annotation encoding="StarMath 5.0">{12} over {3}</annotation>
  </semantics>
</math>
</file>

<file path=Object 26/content.xml><?xml version="1.0" encoding="utf-8"?>
<math xmlns="http://www.w3.org/1998/Math/MathML" display="block">
  <semantics>
    <mfrac>
      <mrow>
        <mn>86</mn>
        <mspace width="0.5em"/>
        <mstyle mathsize="11pt">
          <mtext>−</mtext>
        </mstyle>
        <mspace width="0.5em"/>
        <mn>14</mn>
      </mrow>
      <mrow>
        <mn>8</mn>
        <mrow>
          <mspace width="0.5em"/>
          <mo stretchy="false">×</mo>
          <mspace width="0.5em"/>
        </mrow>
        <mn>2</mn>
      </mrow>
    </mfrac>
    <annotation encoding="StarMath 5.0">{{86} ` size 11 "−" ` {14}} over {{8} `times` {2}}</annotation>
  </semantics>
</math>
</file>

<file path=Object 27/content.xml><?xml version="1.0" encoding="utf-8"?>
<math xmlns="http://www.w3.org/1998/Math/MathML" display="block">
  <semantics>
    <mfrac>
      <mrow>
        <mn>15</mn>
        <mrow>
          <mspace width="0.5em"/>
          <mo stretchy="false">×</mo>
          <mspace width="0.5em"/>
        </mrow>
        <mn>4</mn>
      </mrow>
      <mrow>
        <mn>3</mn>
        <mspace width="0.5em"/>
        <mstyle mathsize="11pt">
          <mtext>−</mtext>
        </mstyle>
        <mspace width="0.5em"/>
        <mn>2</mn>
      </mrow>
    </mfrac>
    <annotation encoding="StarMath 5.0">{{15}`  times `{4}} over {{3}` size 11 "−" `{2}}</annotation>
  </semantics>
</math>
</file>

<file path=Object 28/content.xml><?xml version="1.0" encoding="utf-8"?>
<math xmlns="http://www.w3.org/1998/Math/MathML" display="block">
  <semantics>
    <mfrac>
      <mn>60</mn>
      <mn>1</mn>
    </mfrac>
    <annotation encoding="StarMath 5.0">{60} over {1}</annotation>
  </semantics>
</math>
</file>

<file path=Object 29/content.xml><?xml version="1.0" encoding="utf-8"?>
<math xmlns="http://www.w3.org/1998/Math/MathML" display="block">
  <semantics>
    <mfrac>
      <mn>16,2</mn>
      <mn>9</mn>
    </mfrac>
    <annotation encoding="StarMath 5.0">{{16,2} over {9}}</annotation>
  </semantics>
</math>
</file>

<file path=Object 3/content.xml><?xml version="1.0" encoding="utf-8"?>
<math xmlns="http://www.w3.org/1998/Math/MathML" display="block">
  <semantics>
    <mfrac>
      <mn>15</mn>
      <mn>3</mn>
    </mfrac>
    <annotation encoding="StarMath 5.0">{15} over {3}</annotation>
  </semantics>
</math>
</file>

<file path=Object 30/content.xml><?xml version="1.0" encoding="utf-8"?>
<math xmlns="http://www.w3.org/1998/Math/MathML" display="block">
  <semantics>
    <mstyle mathsize="13pt">
      <mfrac>
        <mi>x</mi>
        <mrow>
          <mi>y</mi>
          <mspace width="0.5em"/>
          <mstyle mathsize="13pt">
            <mrow>
              <mo stretchy="false">+</mo>
              <mspace width="0.5em"/>
            </mrow>
          </mstyle>
          <mi>z</mi>
        </mrow>
      </mfrac>
    </mstyle>
    <annotation encoding="StarMath 5.0">size 13 {{x} over {y` size 13 +`z}}</annotation>
  </semantics>
</math>
</file>

<file path=Object 31/content.xml><?xml version="1.0" encoding="utf-8"?>
<math xmlns="http://www.w3.org/1998/Math/MathML" display="block">
  <semantics>
    <mfrac>
      <mn>10,8</mn>
      <mrow>
        <mn>5,4</mn>
        <mspace width="0.5em"/>
        <mstyle mathsize="13pt">
          <mrow>
            <mo stretchy="false">+</mo>
            <mspace width="0.5em"/>
          </mrow>
        </mstyle>
        <mn>9</mn>
      </mrow>
    </mfrac>
    <annotation encoding="StarMath 5.0">{{10,8} over {5,4 ` size 13 +` 9}}</annotation>
  </semantics>
</math>
</file>

<file path=Object 32/content.xml><?xml version="1.0" encoding="utf-8"?>
<math xmlns="http://www.w3.org/1998/Math/MathML" display="block">
  <semantics>
    <mfrac>
      <mn>10,8</mn>
      <mn>14,4</mn>
    </mfrac>
    <annotation encoding="StarMath 5.0">{{10,8} over {14,4}}</annotation>
  </semantics>
</math>
</file>

<file path=Object 33/content.xml><?xml version="1.0" encoding="utf-8"?>
<math xmlns="http://www.w3.org/1998/Math/MathML" display="block">
  <semantics>
    <mstyle mathsize="13pt">
      <mfrac>
        <mrow>
          <mi>x</mi>
          <mspace width="0.5em"/>
          <mstyle mathsize="13pt">
            <mrow>
              <mo stretchy="false">+</mo>
              <mspace width="0.5em"/>
            </mrow>
          </mstyle>
          <mi>y</mi>
        </mrow>
        <mrow>
          <mi>y</mi>
          <mspace width="0.5em"/>
          <mstyle mathsize="13pt">
            <mrow>
              <mo stretchy="false">+</mo>
              <mspace width="0.5em"/>
            </mrow>
          </mstyle>
          <mi>z</mi>
        </mrow>
      </mfrac>
    </mstyle>
    <annotation encoding="StarMath 5.0">size 13 {{x` size 13 +`y} over {y` size 13 +`z}}</annotation>
  </semantics>
</math>
</file>

<file path=Object 34/content.xml><?xml version="1.0" encoding="utf-8"?>
<math xmlns="http://www.w3.org/1998/Math/MathML" display="block">
  <semantics>
    <mfrac>
      <mrow>
        <mn>10,8</mn>
        <mspace width="0.5em"/>
        <mstyle mathsize="13pt">
          <mrow>
            <mo stretchy="false">+</mo>
            <mspace width="0.5em"/>
          </mrow>
        </mstyle>
        <mn>5,4</mn>
      </mrow>
      <mrow>
        <mn>5,4</mn>
        <mspace width="0.5em"/>
        <mstyle mathsize="13pt">
          <mrow>
            <mo stretchy="false">+</mo>
            <mspace width="0.5em"/>
          </mrow>
        </mstyle>
        <mn>9</mn>
      </mrow>
    </mfrac>
    <annotation encoding="StarMath 5.0">{{10,8 ` size 13 +` 5,4} over {5,4 ` size 13 +` 9}}</annotation>
  </semantics>
</math>
</file>

<file path=Object 35/content.xml><?xml version="1.0" encoding="utf-8"?>
<math xmlns="http://www.w3.org/1998/Math/MathML" display="block">
  <semantics>
    <mfrac>
      <mn>16,2</mn>
      <mn>14,4</mn>
    </mfrac>
    <annotation encoding="StarMath 5.0">{{16,2} over {14,4}}</annotation>
  </semantics>
</math>
</file>

<file path=Object 36/content.xml><?xml version="1.0" encoding="utf-8"?>
<math xmlns="http://www.w3.org/1998/Math/MathML" display="block">
  <semantics>
    <mfrac>
      <mn>45</mn>
      <mn>10</mn>
    </mfrac>
    <annotation encoding="StarMath 5.0">{45} over {10}</annotation>
  </semantics>
</math>
</file>

<file path=Object 37/content.xml><?xml version="1.0" encoding="utf-8"?>
<math xmlns="http://www.w3.org/1998/Math/MathML" display="block">
  <semantics>
    <mfrac>
      <mn>3</mn>
      <mn>2</mn>
    </mfrac>
    <annotation encoding="StarMath 5.0">{3} over {2}</annotation>
  </semantics>
</math>
</file>

<file path=Object 38/content.xml><?xml version="1.0" encoding="utf-8"?>
<math xmlns="http://www.w3.org/1998/Math/MathML" display="block">
  <semantics>
    <mfrac>
      <mn>30</mn>
      <mn>5</mn>
    </mfrac>
    <annotation encoding="StarMath 5.0">{30} over {5}</annotation>
  </semantics>
</math>
</file>

<file path=Object 39/content.xml><?xml version="1.0" encoding="utf-8"?>
<math xmlns="http://www.w3.org/1998/Math/MathML" display="block">
  <semantics>
    <mfrac>
      <mn>36</mn>
      <mn>6</mn>
    </mfrac>
    <annotation encoding="StarMath 5.0">{36} over {6}</annotation>
  </semantics>
</math>
</file>

<file path=Object 4/content.xml><?xml version="1.0" encoding="utf-8"?>
<math xmlns="http://www.w3.org/1998/Math/MathML" display="block">
  <semantics>
    <mfrac>
      <mn>8</mn>
      <mrow>
        <mn>5</mn>
        <mspace width="0.5em"/>
        <mstyle mathsize="13pt">
          <mrow>
            <mo stretchy="false">+</mo>
            <mspace width="0.5em"/>
          </mrow>
        </mstyle>
        <mn>4</mn>
      </mrow>
    </mfrac>
    <annotation encoding="StarMath 5.0">{8} over {{5}` size 13 +`{4}}</annotation>
  </semantics>
</math>
</file>

<file path=Object 40/content.xml><?xml version="1.0" encoding="utf-8"?>
<math xmlns="http://www.w3.org/1998/Math/MathML" display="block">
  <semantics>
    <mfrac>
      <mn>72</mn>
      <mn>16</mn>
    </mfrac>
    <annotation encoding="StarMath 5.0">{72} over {16}</annotation>
  </semantics>
</math>
</file>

<file path=Object 5/content.xml><?xml version="1.0" encoding="utf-8"?>
<math xmlns="http://www.w3.org/1998/Math/MathML" display="block">
  <semantics>
    <mfrac>
      <mrow>
        <mn>15</mn>
        <mrow>
          <mspace width="0.5em"/>
          <mo stretchy="false">×</mo>
          <mspace width="0.5em"/>
        </mrow>
        <mn>4</mn>
      </mrow>
      <mrow>
        <mn>3</mn>
        <mspace width="0.5em"/>
        <mstyle mathsize="11pt">
          <mtext>−</mtext>
        </mstyle>
        <mspace width="0.5em"/>
        <mn>2</mn>
      </mrow>
    </mfrac>
    <annotation encoding="StarMath 5.0">{{15}`times`{4}} over {{3}` size 11 "−" `{2}}</annotation>
  </semantics>
</math>
</file>

<file path=Object 6/content.xml><?xml version="1.0" encoding="utf-8"?>
<math xmlns="http://www.w3.org/1998/Math/MathML" display="block">
  <semantics>
    <mfrac>
      <mrow>
        <mn>15</mn>
        <mstyle mathsize="13pt">
          <mspace width="0.5em"/>
        </mstyle>
        <mstyle mathvariant="normal">
          <mrow>
            <mo stretchy="false">+</mo>
            <mspace width="0.5em"/>
          </mrow>
        </mstyle>
        <mn>4</mn>
      </mrow>
      <mrow>
        <mn>13</mn>
        <mspace width="0.5em"/>
        <mstyle mathsize="11pt">
          <mtext>−</mtext>
        </mstyle>
        <mspace width="0.5em"/>
        <mn>3</mn>
      </mrow>
    </mfrac>
    <annotation encoding="StarMath 5.0">{{15} size 13`nitalic+`{4}} over {{13}` size 11 "−" `{3}}</annotation>
  </semantics>
</math>
</file>

<file path=Object 7/content.xml><?xml version="1.0" encoding="utf-8"?>
<math xmlns="http://www.w3.org/1998/Math/MathML" display="block">
  <semantics>
    <mfrac>
      <mn>81</mn>
      <mn>9</mn>
    </mfrac>
    <annotation encoding="StarMath 5.0">{81} over {9}</annotation>
  </semantics>
</math>
</file>

<file path=Object 8/content.xml><?xml version="1.0" encoding="utf-8"?>
<math xmlns="http://www.w3.org/1998/Math/MathML" display="block">
  <semantics>
    <mfrac>
      <mrow>
        <mn>45</mn>
        <mi>,</mi>
        <mn>5</mn>
      </mrow>
      <mrow>
        <mn>2</mn>
        <mrow>
          <mspace width="0.5em"/>
          <mo stretchy="false">×</mo>
          <mspace width="0.5em"/>
        </mrow>
        <mn>3</mn>
        <mspace width="0.5em"/>
        <mstyle mathsize="11pt">
          <mtext>−</mtext>
        </mstyle>
        <mspace width="0.5em"/>
        <mn>1</mn>
      </mrow>
    </mfrac>
    <annotation encoding="StarMath 5.0">{{45},{5}} over { {2}`times` {3}  ` size 11 "−" ` {1}}</annotation>
  </semantics>
</math>
</file>

<file path=Object 9/content.xml><?xml version="1.0" encoding="utf-8"?>
<math xmlns="http://www.w3.org/1998/Math/MathML" display="block">
  <semantics>
    <mfrac>
      <mrow>
        <mn>45</mn>
        <mi>,</mi>
        <mn>5</mn>
      </mrow>
      <mrow>
        <mn>6</mn>
        <mspace width="0.5em"/>
        <mstyle mathsize="11pt">
          <mtext>−</mtext>
        </mstyle>
        <mspace width="0.5em"/>
        <mn>1</mn>
      </mrow>
    </mfrac>
    <annotation encoding="StarMath 5.0">{{45},{5}} over {{6} ` size 11 "−" ` {1}}</annotation>
  </semantics>
</math>
</file>